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3.942cm" style:rel-column-width="17294*"/>
    </style:style>
    <style:style style:name="Table1.B" style:family="table-column">
      <style:table-column-properties style:column-width="10.996cm" style:rel-column-width="48241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49cm" fo:margin-left="1.325cm" fo:margin-right="1.316cm" table:align="margins"/>
    </style:style>
    <style:style style:name="Table12.A" style:family="table-column">
      <style:table-column-properties style:column-width="4.366cm" style:rel-column-width="2475*"/>
    </style:style>
    <style:style style:name="Table12.B" style:family="table-column">
      <style:table-column-properties style:column-width="10.583cm" style:rel-column-width="6000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9cm" fo:margin-left="1.325cm" fo:margin-right="1.316cm" table:align="margins"/>
    </style:style>
    <style:style style:name="Table2.A" style:family="table-column">
      <style:table-column-properties style:column-width="4.366cm" style:rel-column-width="2475*"/>
    </style:style>
    <style:style style:name="Table2.B" style:family="table-column">
      <style:table-column-properties style:column-width="10.583cm" style:rel-column-width="6000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Standard"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P5" style:family="paragraph" style:parent-style-name="Method_20_Body">
      <style:text-properties fo:color="#0000ff"/>
    </style:style>
    <style:style style:name="P6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Method_20_Body">
      <style:text-properties fo:color="#000080"/>
    </style:style>
    <style:style style:name="P8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9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0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Method_20_Body">
      <style:paragraph-properties fo:margin-left="0cm" fo:margin-right="0cm" fo:text-indent="0cm" style:auto-text-indent="false"/>
    </style:style>
    <style:style style:name="P12" style:family="paragraph" style:parent-style-name="Method_20_Code_20_Listing">
      <style:text-properties fo:color="#000080"/>
    </style:style>
    <style:style style:name="P13" style:family="paragraph" style:parent-style-name="Method_20_Code_20_Listing">
      <style:text-properties fo:color="#0000ff"/>
    </style:style>
    <style:style style:name="P14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5" style:family="paragraph" style:parent-style-name="Code_20_Listing">
      <style:paragraph-properties fo:break-before="page"/>
      <style:text-properties fo:color="#000080"/>
    </style:style>
    <style:style style:name="P16" style:family="paragraph" style:parent-style-name="Code_20_Listing">
      <style:text-properties fo:color="#000080"/>
    </style:style>
    <style:style style:name="P17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8" style:family="paragraph" style:parent-style-name="Code_20_Listing">
      <style:text-properties fo:color="#000080"/>
    </style:style>
    <style:style style:name="P19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20" style:family="paragraph" style:parent-style-name="Code_20_Listing">
      <style:paragraph-properties fo:break-before="page"/>
      <style:text-properties fo:color="#000080"/>
    </style:style>
    <style:style style:name="P21" style:family="paragraph" style:parent-style-name="Method_20_Title">
      <style:paragraph-properties fo:break-before="page"/>
    </style:style>
    <style:style style:name="P2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3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4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P25" style:family="paragraph" style:parent-style-name="Method_20_Code_20_Listing">
      <style:text-properties fo:color="#000080"/>
    </style:style>
    <style:style style:name="P26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27" style:family="paragraph" style:parent-style-name="Method_20_Body">
      <style:text-properties fo:color="#0000ff"/>
    </style:style>
    <style:style style:name="P28" style:family="paragraph" style:parent-style-name="Method_20_Body">
      <style:text-properties fo:color="#000080"/>
    </style:style>
    <style:style style:name="P29" style:family="paragraph" style:parent-style-name="Criteria_20_Body" style:list-style-name="L1"/>
    <style:style style:name="P30" style:family="paragraph" style:parent-style-name="Coding_20_Title">
      <style:paragraph-properties fo:break-before="page"/>
    </style:style>
    <style:style style:name="P31" style:family="paragraph" style:parent-style-name="Class_20_Title" style:master-page-name="Standard">
      <style:paragraph-properties style:page-number="auto"/>
    </style:style>
    <style:style style:name="P32" style:family="paragraph" style:parent-style-name="Criteria_20_Title"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fo:color="#0000ff"/>
    </style:style>
    <style:style style:name="T4" style:family="text">
      <style:text-properties fo:color="#0000ff" style:font-name="DejaVu Serif2" fo:font-size="11pt" style:font-size-asian="11pt" style:font-size-complex="11pt"/>
    </style:style>
    <style:style style:name="T5" style:family="text">
      <style:text-properties fo:font-size="11pt"/>
    </style:style>
    <style:style style:name="T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size-asian="11pt"/>
    </style:style>
    <style:style style:name="T10" style:family="text">
      <style:text-properties style:font-size-asian="11pt" style:font-style-asian="normal" style:font-size-complex="11pt" style:font-style-complex="normal" style:font-weight-complex="normal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color="#0000ff" style:font-name="DejaVu Serif2" fo:font-size="11pt" fo:letter-spacing="normal" fo:font-style="normal" fo:font-weight="bol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0000ff" style:font-name="DejaVu Serif2" fo:font-size="11pt" fo:letter-spacing="normal" fo:font-style="normal" fo:font-weight="normal" style:font-size-asian="11pt" style:font-weight-asian="normal" style:font-size-complex="11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000080"/>
    </style:style>
    <style:style style:name="T18" style:family="text">
      <style:text-properties style:font-name="DejaVu Serif2"/>
    </style:style>
    <style:style style:name="T19" style:family="text">
      <style:text-properties style:font-size-complex="11pt"/>
    </style:style>
    <style:style style:name="T20" style:family="text">
      <style:text-properties fo:color="#000000"/>
    </style:style>
    <style:style style:name="T21" style:family="text">
      <style:text-properties fo:color="#660000"/>
    </style:style>
    <style:style style:name="T22" style:family="text">
      <style:text-properties fo:color="#008200"/>
    </style:style>
    <style:style style:name="T23" style:family="text">
      <style:text-properties style:font-name="Monospace"/>
    </style:style>
    <style:style style:name="T24" style:family="text">
      <style:text-properties fo:font-size="10pt"/>
    </style:style>
    <style:style style:name="T25" style:family="text">
      <style:text-properties style:font-name-asian="Monospace"/>
    </style:style>
    <style:style style:name="T26" style:family="text">
      <style:text-properties style:font-size-asian="10pt"/>
    </style:style>
    <style:style style:name="T27" style:family="text">
      <style:text-properties style:font-name-complex="Monospace"/>
    </style:style>
    <style:style style:name="T28" style:family="text">
      <style:text-properties style:font-size-complex="10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808080"/>
    </style:style>
    <style:style style:name="T31" style:family="text">
      <style:text-properties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FileInfo</text:h>
      <text:p text:style-name="P3"/>
      <text:p text:style-name="Class_20_Description">The <text:span text:style-name="T1">FileInfo</text:span> class provides an object oriented interface to the built-in PHP file information functions.</text:p>
      <text:p text:style-name="Method_20_Body"/>
      <text:h text:style-name="P32" text:outline-level="2">Design criteria and considerations</text:h>
      <text:p text:style-name="P2"/>
      <text:p text:style-name="Criteria_20_Body">Among the design considerations for the <text:span text:style-name="Class_20_Variables">FileInfo</text:span> class are:</text:p>
      <text:p text:style-name="Criteria_20_Body"/>
      <text:list xml:id="list434620921" text:style-name="L1">
        <text:list-item>
          <text:p text:style-name="P29">The <text:span text:style-name="Class_20_Variables">FileIO\FileInfo</text:span> class uses the<text:span text:style-name="Class_20_Variables"><text:span text:style-name="T6"> </text:span></text:span><text:span text:style-name="Class_20_Variables"><text:span text:style-name="T10">FileIO\Exception</text:span></text:span><text:span text:style-name="Class_20_Variables"><text:span text:style-name="T6"> to notify the caller about an error situation;</text:span></text:span></text:p>
        </text:list-item>
        <text:list-item>
          <text:p text:style-name="P29"><text:span text:style-name="T14">The class constructor creates a new instance of the specified </text:span><text:span text:style-name="Class_20_Variables">FileIO</text:span><text:span text:style-name="T14"> adapter object for the specified file, which neither needs to exist, nor be readable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Standard"/>
      <text:h text:style-name="P24" text:outline-level="4">Class Properties</text:h>
      <text:p text:style-name="Method_20_Body"/>
      <text:p text:style-name="Method_20_Body">The <text:span text:style-name="Class_20_Variables">FileInfo</text:span> class contains the following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8">Property</text:p>
          </table:table-cell>
          <table:table-cell table:style-name="MethodTable.B1" office:value-type="string">
            <text:p text:style-name="P8">Description</text:p>
          </table:table-cell>
        </table:table-row>
        <table:table-row>
          <table:table-cell table:style-name="MethodTable.A2" office:value-type="string">
            <text:p text:style-name="P10">$fileIO</text:p>
          </table:table-cell>
          <table:table-cell table:style-name="MethodTable.B2" office:value-type="string">
            <text:p text:style-name="P11">The FileInfo class instance.</text:p>
          </table:table-cell>
        </table:table-row>
      </table:table>
      <text:p text:style-name="Method_20_Body"/>
      <text:p text:style-name="Method_20_Body"/>
      <text:h text:style-name="Method_20_Title" text:outline-level="5">Class Methods</text:h>
      <text:p text:style-name="Method_20_Body"/>
      <text:p text:style-name="Method_20_Body">The <text:span text:style-name="Class_20_Variables">FileInfo</text:span> class contain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8">Method</text:p>
            </table:table-cell>
            <table:table-cell table:style-name="Table1.B1" office:value-type="string">
              <text:p text:style-name="P8">Description</text:p>
            </table:table-cell>
          </table:table-row>
        </table:table-header-rows>
        <table:table-row>
          <table:table-cell table:style-name="Table1.A2" office:value-type="string">
            <text:p text:style-name="P9"><text:a xlink:type="simple" xlink:href="#construct">__construct</text:a></text:p>
          </table:table-cell>
          <table:table-cell table:style-name="Table1.B2" office:value-type="string">
            <text:p text:style-name="P11">Class constructor</text:p>
          </table:table-cell>
        </table:table-row>
        <table:table-row>
          <table:table-cell table:style-name="Table1.A2" office:value-type="string">
            <text:p text:style-name="P9"><text:a xlink:type="simple" xlink:href="#getBasename">getATime</text:a></text:p>
          </table:table-cell>
          <table:table-cell table:style-name="Table1.B2" office:value-type="string">
            <text:p text:style-name="P11">Returns the last access time of the file</text:p>
          </table:table-cell>
        </table:table-row>
        <table:table-row>
          <table:table-cell table:style-name="Table1.A2" office:value-type="string">
            <text:p text:style-name="P9"><text:a xlink:type="simple" xlink:href="#getBasename">getBasename</text:a></text:p>
          </table:table-cell>
          <table:table-cell table:style-name="Table1.B2" office:value-type="string">
            <text:p text:style-name="P11">Returns the trailing name component of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CTime">getCTime</text:a></text:p>
          </table:table-cell>
          <table:table-cell table:style-name="Table1.B2" office:value-type="string">
            <text:p text:style-name="P11">Returns the file's inode change time.</text:p>
          </table:table-cell>
        </table:table-row>
        <table:table-row>
          <table:table-cell table:style-name="Table1.A2" office:value-type="string">
            <text:p text:style-name="P9"><text:a xlink:type="simple" xlink:href="#getExtension">getExtension</text:a></text:p>
          </table:table-cell>
          <table:table-cell table:style-name="Table1.B2" office:value-type="string">
            <text:p text:style-name="P11">Returns the file extension from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FileInfo">getFileInfo</text:a></text:p>
          </table:table-cell>
          <table:table-cell table:style-name="Table1.B2" office:value-type="string">
            <text:p text:style-name="P11">Return a <text:span text:style-name="Class_20_Variables">FileIO\FileInfo</text:span> class object for the current file.</text:p>
          </table:table-cell>
        </table:table-row>
        <table:table-row>
          <table:table-cell table:style-name="Table1.A2" office:value-type="string">
            <text:p text:style-name="P9"><text:a xlink:type="simple" xlink:href="#getFileName">getFileName</text:a></text:p>
          </table:table-cell>
          <table:table-cell table:style-name="Table1.B2" office:value-type="string">
            <text:p text:style-name="P11">Return the file name without the path from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Group">getGroup</text:a></text:p>
          </table:table-cell>
          <table:table-cell table:style-name="Table1.B2" office:value-type="string">
            <text:p text:style-name="P11">Returns the file's group-id</text:p>
          </table:table-cell>
        </table:table-row>
        <table:table-row>
          <table:table-cell table:style-name="Table1.A2" office:value-type="string">
            <text:p text:style-name="P9"><text:a xlink:type="simple" xlink:href="#getInode">getInode</text:a></text:p>
          </table:table-cell>
          <table:table-cell table:style-name="Table1.B2" office:value-type="string">
            <text:p text:style-name="P11">Returns the file's inode.</text:p>
          </table:table-cell>
        </table:table-row>
        <table:table-row>
          <table:table-cell table:style-name="Table1.A2" office:value-type="string">
            <text:p text:style-name="P9"><text:a xlink:type="simple" xlink:href="#getLinkTarget">getLinkTarget</text:a></text:p>
          </table:table-cell>
          <table:table-cell table:style-name="Table1.B2" office:value-type="string">
            <text:p text:style-name="P11">Return the target of a filesystem link.</text:p>
          </table:table-cell>
        </table:table-row>
        <table:table-row>
          <table:table-cell table:style-name="Table1.A2" office:value-type="string">
            <text:p text:style-name="P9"><text:a xlink:type="simple" xlink:href="#getMTime">getMTime</text:a></text:p>
          </table:table-cell>
          <table:table-cell table:style-name="Table1.B2" office:value-type="string">
            <text:p text:style-name="P11">Return the file's last modified time.</text:p>
          </table:table-cell>
        </table:table-row>
        <table:table-row>
          <table:table-cell table:style-name="Table1.A2" office:value-type="string">
            <text:p text:style-name="P9"><text:a xlink:type="simple" xlink:href="#getOwner">getOwner</text:a></text:p>
          </table:table-cell>
          <table:table-cell table:style-name="Table1.B2" office:value-type="string">
            <text:p text:style-name="P11">Return the owner-id of the file named in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Path">getPath</text:a></text:p>
          </table:table-cell>
          <table:table-cell table:style-name="Table1.B2" office:value-type="string">
            <text:p text:style-name="P11">Get the path to the file named in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PathInfo">getPathInfo</text:a></text:p>
          </table:table-cell>
          <table:table-cell table:style-name="Table1.B2" office:value-type="string">
            <text:p text:style-name="P11">Return a new class instance for the <text:span text:style-name="Class_20_Variables">$className</text:span> parameter or a <text:span text:style-name="Class_20_Variables">FileIO\FileInfo</text:span> class object.</text:p>
          </table:table-cell>
        </table:table-row>
        <table:table-row>
          <table:table-cell table:style-name="Table1.A2" office:value-type="string">
            <text:p text:style-name="P9"><text:a xlink:type="simple" xlink:href="#getPathName">getPathName</text:a></text:p>
          </table:table-cell>
          <table:table-cell table:style-name="Table1.B2" office:value-type="string">
            <text:p text:style-name="P11">Returns the path name of the file named in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Perms">getPerms</text:a></text:p>
          </table:table-cell>
          <table:table-cell table:style-name="Table1.B2" office:value-type="string">
            <text:p text:style-name="P11">Return the file permissions.</text:p>
          </table:table-cell>
        </table:table-row>
        <table:table-row>
          <table:table-cell table:style-name="Table1.A2" office:value-type="string">
            <text:p text:style-name="P9"><text:a xlink:type="simple" xlink:href="#getRealPath">getRealPath</text:a></text:p>
          </table:table-cell>
          <table:table-cell table:style-name="Table1.B2" office:value-type="string">
            <text:p text:style-name="P11">Returns the real path (absolute path name) of the file name in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Size">getSize</text:a></text:p>
          </table:table-cell>
          <table:table-cell table:style-name="Table1.B2" office:value-type="string">
            <text:p text:style-name="P11">Returns the file size.</text:p>
          </table:table-cell>
        </table:table-row>
        <table:table-row>
          <table:table-cell table:style-name="Table1.A2" office:value-type="string">
            <text:p text:style-name="P9"><text:a xlink:type="simple" xlink:href="#getType">getType</text:a></text:p>
          </table:table-cell>
          <table:table-cell table:style-name="Table1.B2" office:value-type="string">
            <text:p text:style-name="P11">Return the type of the file named in the <text:span text:style-name="Class_20_Variables">$fileName</text:span> <text:soft-page-break/>class variable<text:span text:style-name="T14">.</text:span></text:p>
          </table:table-cell>
        </table:table-row>
        <table:table-row>
          <table:table-cell table:style-name="Table1.A2" office:value-type="string">
            <text:p text:style-name="P9"><text:a xlink:type="simple" xlink:href="#isDir">isDir</text:a></text:p>
          </table:table-cell>
          <table:table-cell table:style-name="Table1.B2" office:value-type="string">
            <text:p text:style-name="P11">Returns true if the file name in the <text:span text:style-name="Class_20_Variables">$fileName</text:span> class variable is a directory.</text:p>
          </table:table-cell>
        </table:table-row>
        <table:table-row>
          <table:table-cell table:style-name="Table1.A2" office:value-type="string">
            <text:p text:style-name="P9"><text:a xlink:type="simple" xlink:href="#isExecuteable">isExecutable</text:a></text:p>
          </table:table-cell>
          <table:table-cell table:style-name="Table1.B2" office:value-type="string">
            <text:p text:style-name="P11">Returns true if the file is executable.</text:p>
          </table:table-cell>
        </table:table-row>
        <table:table-row>
          <table:table-cell table:style-name="Table1.A2" office:value-type="string">
            <text:p text:style-name="P9"><text:a xlink:type="simple" xlink:href="#isFile">isFile</text:a></text:p>
          </table:table-cell>
          <table:table-cell table:style-name="Table1.B2" office:value-type="string">
            <text:p text:style-name="P11">Returns true if the file is a regular file.</text:p>
          </table:table-cell>
        </table:table-row>
        <table:table-row>
          <table:table-cell table:style-name="Table1.A2" office:value-type="string">
            <text:p text:style-name="P9"><text:a xlink:type="simple" xlink:href="#isLink">isLink</text:a></text:p>
          </table:table-cell>
          <table:table-cell table:style-name="Table1.B2" office:value-type="string">
            <text:p text:style-name="P11">Returns true if the file is a linked file.</text:p>
          </table:table-cell>
        </table:table-row>
        <table:table-row>
          <table:table-cell table:style-name="Table1.A2" office:value-type="string">
            <text:p text:style-name="P9"><text:a xlink:type="simple" xlink:href="#isReadable">isReadable</text:a></text:p>
          </table:table-cell>
          <table:table-cell table:style-name="Table1.B2" office:value-type="string">
            <text:p text:style-name="P11">Returns true if the file is readable.</text:p>
          </table:table-cell>
        </table:table-row>
        <table:table-row>
          <table:table-cell table:style-name="Table1.A2" office:value-type="string">
            <text:p text:style-name="P9"><text:a xlink:type="simple" xlink:href="#isWriteable">isWriteable</text:a></text:p>
          </table:table-cell>
          <table:table-cell table:style-name="Table1.B2" office:value-type="string">
            <text:p text:style-name="P11">Returns true if the file is writeable.</text:p>
          </table:table-cell>
        </table:table-row>
        <table:table-row>
          <table:table-cell table:style-name="Table1.A2" office:value-type="string">
            <text:p text:style-name="P9"><text:a xlink:type="simple" xlink:href="#openFile">openFile</text:a></text:p>
          </table:table-cell>
          <table:table-cell table:style-name="Table1.B2" office:value-type="string">
            <text:p text:style-name="P11">Open the file by creating a <text:span text:style-name="Class_20_Variables">FileIO\FileObject</text:span> class derived instance for the file named in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setFileClass">setFileClass</text:a></text:p>
          </table:table-cell>
          <table:table-cell table:style-name="Table1.B2" office:value-type="string">
            <text:p text:style-name="P11">Set the class name used by the <text:span text:style-name="Class_20_Variables">openFile</text:span> method when creating a <text:span text:style-name="Class_20_Variables">FileIO\FileObject</text:span> class instance.</text:p>
          </table:table-cell>
        </table:table-row>
        <table:table-row>
          <table:table-cell table:style-name="Table1.A2" office:value-type="string">
            <text:p text:style-name="P9"><text:a xlink:type="simple" xlink:href="#setInfoClass">setInfoClass</text:a></text:p>
          </table:table-cell>
          <table:table-cell table:style-name="Table1.B2" office:value-type="string">
            <text:p text:style-name="P11">Set the class name used by the <text:span text:style-name="Class_20_Variables">getFileInfo </text:span><text:s/>and <text:span text:style-name="Class_20_Variables">getPathInfo</text:span> methods when creating a <text:span text:style-name="Class_20_Variables">FileIO\FileInfo</text:span> class instance.</text:p>
          </table:table-cell>
        </table:table-row>
        <table:table-row>
          <table:table-cell table:style-name="Table1.A2" office:value-type="string">
            <text:p text:style-name="P9">__toString</text:p>
          </table:table-cell>
          <table:table-cell table:style-name="Table1.B2" office:value-type="string">
            <text:p text:style-name="P11">Returns the <text:span text:style-name="Class_20_Variables">$fileName</text:span> class variable contents.</text:p>
          </table:table-cell>
        </table:table-row>
      </table:table>
      <text:p text:style-name="Method_20_Body"/>
      <text:p text:style-name="Method_20_Body"/>
      <text:h text:style-name="P21" text:outline-level="5"><text:bookmark-start text:name="construct"/>__construct<text:bookmark-end text:name="construct"/></text:h>
      <text:p text:style-name="P6"/>
      <text:p text:style-name="Method_20_Body">The class constructor.</text:p>
      <text:p text:style-name="Method_20_Body"/>
      <text:p text:style-name="P12">/**</text:p>
      <text:p text:style-name="P12"><text:s/>* __construct</text:p>
      <text:p text:style-name="P12"><text:s/>*</text:p>
      <text:p text:style-name="P14"><text:s/>* Class constructor</text:p>
      <text:p text:style-name="P14"><text:s/>* @param string $adapterName = name of the FileIO adapter to use.</text:p>
      <text:p text:style-name="P12"><text:s/>* <text:span text:style-name="T1">@param</text:span> string $fileName = name of the file associated with this class instance</text:p>
      <text:p text:style-name="P12"><text:s/>*/</text:p>
      <text:p text:style-name="P12">public function __construct($fileName)</text:p>
      <text:p text:style-name="P12">{</text:p>
      <text:p text:style-name="Method_20_Code_20_Listing"><text:span text:style-name="T20"><text:tab/></text:span><text:span text:style-name="T17">$this-&gt;fileIO = FileIO\Factory::instantiateClass($adapterName, $fileName);</text:span></text:p>
      <text:p text:style-name="Method_20_Code_20_Listing"><text:span text:style-name="T20"><text:s text:c="4"/><text:tab/></text:span><text:span text:style-name="T17">if (get_class($this-&gt;fileIO) !== </text:span></text:p>
      <text:p text:style-name="Method_20_Code_20_Listing"><text:span text:style-name="T17"><text:tab/><text:tab/>FileIO\Factory::getInstance()-&gt;className($adapterName))</text:span></text:p>
      <text:p text:style-name="P12"><text:s text:c="4"/><text:tab/>{</text:p>
      <text:p text:style-name="P12"><text:s text:c="4"/><text:tab/><text:tab/>throw new Library\FileIO\Exception('FactoryInvalidInstance');</text:p>
      <text:p text:style-name="P12"><text:s text:c="4"/><text:tab/>}</text:p>
      <text:p text:style-name="P12">}</text:p>
      <text:p text:style-name="Method_20_Body"/>
      <text:p text:style-name="Method_20_Body">The <text:span text:style-name="Class_20_Variables">__construct</text:span> method expects a two mandatory parameters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Parameter</text:p>
          </table:table-cell>
          <table:table-cell table:style-name="Table12.B1" office:value-type="string">
            <text:p text:style-name="P8">Description</text:p>
          </table:table-cell>
        </table:table-row>
        <table:table-row>
          <table:table-cell table:style-name="Table12.A2" office:value-type="string">
            <text:p text:style-name="P10">$adapterName</text:p>
          </table:table-cell>
          <table:table-cell table:style-name="Table12.B2" office:value-type="string">
            <text:p text:style-name="Method_20_Table_20_Description">The name of the FileIO adapter to use.</text:p>
          </table:table-cell>
        </table:table-row>
        <table:table-row>
          <table:table-cell table:style-name="Table12.A2" office:value-type="string">
            <text:p text:style-name="P10">$fileName</text:p>
          </table:table-cell>
          <table:table-cell table:style-name="Table12.B2" office:value-type="string">
            <text:p text:style-name="Method_20_Table_20_Description">The name of the file to associate with this instance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2">$adapterName</text:span></text:span><text:span text:style-name="T2"> and </text:span><text:span text:style-name="Class_20_Variables"><text:span text:style-name="T2">$fileName</text:span></text:span><text:span text:style-name="T2"> parameters are passed to the </text:span><text:span text:style-name="Class_20_Variables"><text:span text:style-name="T2">instantiateClass</text:span></text:span><text:span text:style-name="T2"> method of the </text:span><text:span text:style-name="Class_20_Variables"><text:span text:style-name="T2">FileIO\Factory</text:span></text:span><text:span text:style-name="T2"> class to create an instance of the specified adapter, and the result is assigned to the </text:span><text:span text:style-name="Class_20_Variables"><text:span text:style-name="T2">$fileIO</text:span></text:span><text:span text:style-name="T2"> class variable.</text:span></text:p>
      <text:p text:style-name="Method_20_Body"><text:span text:style-name="T2"/></text:p>
      <text:p text:style-name="Method_20_Body"><text:span text:style-name="T2">If an error occurs during the class creation, or the class name of the </text:span><text:span text:style-name="Class_20_Variables"><text:span text:style-name="T2">$fileIO</text:span></text:span><text:span text:style-name="T2"> class variable, as returned from the PHP </text:span><text:span text:style-name="Class_20_Variables"><text:span text:style-name="T2">get_class</text:span></text:span><text:span text:style-name="T2"> function, is not the same as the name returned from the </text:span><text:span text:style-name="Class_20_Variables"><text:span text:style-name="T2">className</text:span></text:span><text:span text:style-name="T2"> method of the </text:span><text:span text:style-name="Class_20_Variables"><text:span text:style-name="T2">Factory</text:span></text:span><text:span text:style-name="T2"> class, a </text:span><text:span text:style-name="Class_20_Variables"><text:span text:style-name="T2">FileIO\Exception</text:span></text:span><text:span text:style-name="T2"> is thrown.</text:span></text:p>
      <text:p text:style-name="Method_20_Body"><text:span text:style-name="T2"/></text:p>
      <text:p text:style-name="Method_20_Body"><text:span text:style-name="T2"/></text:p>
      <text:h text:style-name="P21" text:outline-level="5"><text:bookmark-start text:name="getATime"/>getATime<text:bookmark-end text:name="getATime"/></text:h>
      <text:p text:style-name="Method_20_Body"/>
      <text:p text:style-name="Method_20_Body">Returns the last access time of the file.</text:p>
      <text:p text:style-name="Method_20_Body"/>
      <text:p text:style-name="P12">/**</text:p>
      <text:p text:style-name="P12"><text:s/>* getATime</text:p>
      <text:p text:style-name="P12"><text:s/>*</text:p>
      <text:p text:style-name="P12"><text:s/>* Get file last access time</text:p>
      <text:p text:style-name="P12"><text:s/>* <text:span text:style-name="T1">@return</text:span> int $lastAccessTime</text:p>
      <text:p text:style-name="P12"><text:s/>* <text:span text:style-name="T1">@throws</text:span> Library\FileIO\Exception, \Exception</text:p>
      <text:p text:style-name="P12"><text:s/>*/</text:p>
      <text:p text:style-name="P12">public function getATime()</text:p>
      <text:p text:style-name="P12">{</text:p>
      <text:p text:style-name="P12"><text:tab/>return $this-&gt;fileIO-&gt;getATime();</text:p>
      <text:p text:style-name="P12">}</text:p>
      <text:p text:style-name="Method_20_Body"/>
      <text:p text:style-name="Method_20_Body">The <text:span text:style-name="Class_20_Variables">getATime</text:span> method of the <text:span text:style-name="Class_20_Variables">$fileIO</text:span> class variable is called and the integer result, indicating the last access time, is returned.</text:p>
      <text:p text:style-name="Method_20_Body"/>
      <text:p text:style-name="Method_20_Body">If an error occurs, a <text:span text:style-name="Class_20_Variables">FileIO\Exception</text:span> is thrown.</text:p>
      <text:p text:style-name="Method_20_Body"/>
      <text:p text:style-name="Method_20_Body"/>
      <text:h text:style-name="P21" text:outline-level="5"><text:bookmark-start text:name="getBasename"/>getBasename<text:bookmark-end text:name="getBasename"/></text:h>
      <text:p text:style-name="Method_20_Body"/>
      <text:p text:style-name="Method_20_Body">Returns the trailing name component of the current file.</text:p>
      <text:p text:style-name="Method_20_Body"/>
      <text:p text:style-name="P12">/**</text:p>
      <text:p text:style-name="P12"><text:s/>* getBasename</text:p>
      <text:p text:style-name="P12"><text:s/>*</text:p>
      <text:p text:style-name="P12"><text:s/>* Gets the base name of the file</text:p>
      <text:p text:style-name="P12"><text:s/>* <text:span text:style-name="T1">@param</text:span> string $suffix = (optional) suffix to delete from the basename</text:p>
      <text:p text:style-name="P12"><text:s/>* <text:span text:style-name="T1">@return</text:span> string $basename</text:p>
      <text:p text:style-name="P12"><text:s/>*/</text:p>
      <text:p text:style-name="P12">public function getBasename($suffix=null)</text:p>
      <text:p text:style-name="P12">{</text:p>
      <text:p text:style-name="Method_20_Code_20_Listing"><text:span text:style-name="T17"><text:tab/>return $this-&gt;fileIO-&gt;getBasename($suffix);</text:span></text:p>
      <text:p text:style-name="P12">}</text:p>
      <text:p text:style-name="Method_20_Body"/>
      <text:p text:style-name="Method_20_Body">The <text:span text:style-name="Class_20_Variables">getBasename</text:span> method expects a single mandatory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Parameter</text:p>
          </table:table-cell>
          <table:table-cell table:style-name="Table2.B1" office:value-type="string">
            <text:p text:style-name="P8">Description</text:p>
          </table:table-cell>
        </table:table-row>
        <table:table-row>
          <table:table-cell table:style-name="Table2.A2" office:value-type="string">
            <text:p text:style-name="P10">$suffix</text:p>
          </table:table-cell>
          <table:table-cell table:style-name="Table2.B2" office:value-type="string">
            <text:p text:style-name="Method_20_Table_20_Description">A suffix to delete from the current file basename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2">$suffix</text:span></text:span><text:span text:style-name="T2"> parameter is passed to the </text:span><text:span text:style-name="Class_20_Variables"><text:span text:style-name="T2">getBasename</text:span></text:span><text:span text:style-name="T2"> method of the </text:span><text:span text:style-name="Class_20_Variables"><text:span text:style-name="T2">$fileIO</text:span></text:span><text:span text:style-name="T2"> class variable</text:span>, and the result is returned.</text:p>
      <text:p text:style-name="Method_20_Body"><text:s/></text:p>
      <text:p text:style-name="Method_20_Body"/>
      <text:h text:style-name="P21" text:outline-level="5"><text:bookmark-start text:name="getCTime"/>getCTime<text:bookmark-end text:name="getCTime"/></text:h>
      <text:p text:style-name="Method_20_Body"/>
      <text:p text:style-name="Method_20_Body">Returns the file's inode change time.</text:p>
      <text:p text:style-name="Method_20_Body"/>
      <text:p text:style-name="P12">/**</text:p>
      <text:p text:style-name="P12"><text:s/>* getCTime</text:p>
      <text:p text:style-name="P12"><text:s/>*</text:p>
      <text:p text:style-name="P12"><text:s/>* Get the inode change time</text:p>
      <text:p text:style-name="P12"><text:s/>* <text:span text:style-name="T1">@return</text:span> int $inodeChangeTime</text:p>
      <text:p text:style-name="P12"><text:s/>* <text:span text:style-name="T1">@throws</text:span> Library\FileIO\Exception, \Exception</text:p>
      <text:p text:style-name="P12"><text:s/>*/</text:p>
      <text:p text:style-name="P12">public function getCTime()</text:p>
      <text:p text:style-name="P12">{</text:p>
      <text:p text:style-name="Method_20_Code_20_Listing"><text:span text:style-name="T20"><text:tab/></text:span><text:span text:style-name="T17">return $this-&gt;fileIO-&gt;getCTime();</text:span></text:p>
      <text:p text:style-name="P12">}</text:p>
      <text:p text:style-name="Method_20_Body"/>
      <text:p text:style-name="Method_20_Body">The <text:span text:style-name="Class_20_Variables">getCTime</text:span> method of the <text:span text:style-name="Class_20_Variables">$fileIO</text:span> class variable is called and an integer representing a <text:span text:style-name="T1">Unix</text:span> timestamp is returned.</text:p>
      <text:p text:style-name="Method_20_Body"/>
      <text:p text:style-name="Method_20_Body">If an error occurs, a <text:span text:style-name="Class_20_Variables">FileIO\Exception</text:span> is thrown.</text:p>
      <text:p text:style-name="Method_20_Body"/>
      <text:p text:style-name="Method_20_Body"/>
      <text:h text:style-name="P21" text:outline-level="5"><text:bookmark-start text:name="getExtension"/>getExtension<text:bookmark-end text:name="getExtension"/></text:h>
      <text:p text:style-name="Method_20_Body"/>
      <text:p text:style-name="Method_20_Body">Returns the file extension from the $fileName class variable.</text:p>
      <text:p text:style-name="Method_20_Body"/>
      <text:p text:style-name="P12">/**</text:p>
      <text:p text:style-name="P12"><text:s/>* getExtension</text:p>
      <text:p text:style-name="P12"><text:s/>*</text:p>
      <text:p text:style-name="P12"><text:s/>* Get the file extension - returns empty string if no extension</text:p>
      <text:p text:style-name="P12"><text:s/>* <text:span text:style-name="T1">@return</text:span> string $extension</text:p>
      <text:p text:style-name="P12"><text:s/>*/</text:p>
      <text:p text:style-name="P12">public function getExtension()</text:p>
      <text:p text:style-name="P12">{</text:p>
      <text:p text:style-name="Method_20_Code_20_Listing"><text:tab/>return $this-&gt;fileIO-&gt;getExtension();</text:p>
      <text:p text:style-name="P12">}</text:p>
      <text:p text:style-name="Method_20_Body"/>
      <text:p text:style-name="P5">The <text:span text:style-name="Class_20_Variables">getExtension</text:span> method of the<text:span text:style-name="Class_20_Variables"> $fileIO</text:span> class variable is called and the resultant string, representing the file's suffix (or extension) is returned.</text:p>
      <text:p text:style-name="P5"/>
      <text:p text:style-name="Method_20_Body"/>
      <text:p text:style-name="Method_20_Body"/>
      <text:h text:style-name="P21" text:outline-level="5"><text:bookmark-start text:name="getFileInfo"/>getFileInfo<text:bookmark-end text:name="getFileInfo"/></text:h>
      <text:p text:style-name="Method_20_Body"/>
      <text:p text:style-name="Method_20_Body">Return a new class object for the current adapter and file.</text:p>
      <text:p text:style-name="Method_20_Body"/>
      <text:p text:style-name="P12">/**</text:p>
      <text:p text:style-name="P12"><text:s/>* getFileInfo</text:p>
      <text:p text:style-name="P12"><text:s/>*</text:p>
      <text:p text:style-name="P12"><text:s/>* This method gets a FileInfo object for the referenced file</text:p>
      <text:p text:style-name="P12"><text:s/>* <text:span text:style-name="T1">@return</text:span> FileInfo $object</text:p>
      <text:p text:style-name="P12"><text:s/>* <text:span text:style-name="T1">@throws</text:span> \Exception</text:p>
      <text:p text:style-name="P12"><text:s/>*/</text:p>
      <text:p text:style-name="P12">public function getFileInfo()</text:p>
      <text:p text:style-name="P12">{</text:p>
      <text:p text:style-name="Method_20_Code_20_Listing"><text:span text:style-name="T20"><text:tab/></text:span><text:span text:style-name="T17">return $this-&gt;fileIO-&gt;getFileInfo();</text:span></text:p>
      <text:p text:style-name="P12">}</text:p>
      <text:p text:style-name="Method_20_Body"/>
      <text:p text:style-name="Method_20_Body">The <text:span text:style-name="Class_20_Variables">getFileInfo</text:span> method of the <text:span text:style-name="Class_20_Variables">$fileIO</text:span> class variable is called and a new instance of the<text:span text:style-name="Class_20_Variables"> </text:span><text:span text:style-name="Class_20_Variables"><text:span text:style-name="T6">current adapter</text:span></text:span> class for the current file is returned.</text:p>
      <text:p text:style-name="Method_20_Body"/>
      <text:p text:style-name="Method_20_Body"/>
      <text:h text:style-name="P21" text:outline-level="5"><text:bookmark-start text:name="getFileName"/>getFileName<text:bookmark-end text:name="getFileName"/></text:h>
      <text:p text:style-name="Method_20_Body"/>
      <text:p text:style-name="Method_20_Body">Return the file name without the path from the <text:span text:style-name="Class_20_Variables">$fileName</text:span> class variable.</text:p>
      <text:p text:style-name="Method_20_Body"/>
      <text:p text:style-name="P12">/**</text:p>
      <text:p text:style-name="P12"><text:s/>* getFileName</text:p>
      <text:p text:style-name="P12"><text:s/>*</text:p>
      <text:p text:style-name="P14"><text:s/>* Get the file name without path info, </text:p>
      <text:p text:style-name="P14"><text:s/>* <text:s text:c="4"/>returns empty string if a directory is specified</text:p>
      <text:p text:style-name="P12"><text:s/>* <text:span text:style-name="T1">@return</text:span> string $fileName</text:p>
      <text:p text:style-name="P12"><text:s/>*/</text:p>
      <text:p text:style-name="P12">public function getFileName()</text:p>
      <text:p text:style-name="P12">{</text:p>
      <text:p text:style-name="P12"><text:tab/>return $this-&gt;fileIO-&gt;getFileName();</text:p>
      <text:p text:style-name="P12">}</text:p>
      <text:p text:style-name="Method_20_Body"/>
      <text:p text:style-name="Method_20_Body">The <text:span text:style-name="Class_20_Variables">getFileName</text:span> method of the <text:span text:style-name="Class_20_Variables">$fileIO</text:span> class variable is called and the file name, with the extension, of the current file is returned.</text:p>
      <text:p text:style-name="Method_20_Body"/>
      <text:p text:style-name="Method_20_Body"/>
      <text:h text:style-name="P21" text:outline-level="5"><text:bookmark-start text:name="getGroup"/>getGroup<text:bookmark-end text:name="getGroup"/></text:h>
      <text:p text:style-name="Method_20_Body"/>
      <text:p text:style-name="Method_20_Body">Returns the file's group-id.</text:p>
      <text:p text:style-name="Method_20_Body"/>
      <text:p text:style-name="P12">/**</text:p>
      <text:p text:style-name="P12"><text:s/>* getGroup</text:p>
      <text:p text:style-name="P12"><text:s/>*</text:p>
      <text:p text:style-name="P12"><text:s/>* Get the file group</text:p>
      <text:p text:style-name="P12"><text:s/>* <text:span text:style-name="T1">@return</text:span> integer $fileGroup</text:p>
      <text:p text:style-name="P12"><text:s/>* <text:span text:style-name="T1">@throws</text:span> Library\FileIO\Exception</text:p>
      <text:p text:style-name="P12"><text:s/>*/</text:p>
      <text:p text:style-name="P12">public function getGroup()</text:p>
      <text:p text:style-name="P12">{</text:p>
      <text:p text:style-name="P12"><text:tab/>return $this-&gt;fileIO-&gt;getGroup();</text:p>
      <text:p text:style-name="P12">}</text:p>
      <text:p text:style-name="Method_20_Body"/>
      <text:p text:style-name="Method_20_Body">The <text:span text:style-name="Class_20_Variables">getGroup</text:span> method of the <text:span text:style-name="Class_20_Variables">$fileIO</text:span> class variable is called and an <text:span text:style-name="T1">integer</text:span> representing a <text:span text:style-name="T16">posix groupid</text:span> is returned.</text:p>
      <text:p text:style-name="Method_20_Body"/>
      <text:p text:style-name="Method_20_Body"/>
      <text:h text:style-name="P21" text:outline-level="5"><text:bookmark-start text:name="getInode"/>getInode<text:bookmark-end text:name="getInode"/></text:h>
      <text:p text:style-name="Method_20_Body"/>
      <text:p text:style-name="Method_20_Body">Returns the file's inode.</text:p>
      <text:p text:style-name="Method_20_Body"/>
      <text:p text:style-name="P12">/**</text:p>
      <text:p text:style-name="P12"><text:s/>* getInode</text:p>
      <text:p text:style-name="P12"><text:s/>*</text:p>
      <text:p text:style-name="P12"><text:s/>* Get the file inode number</text:p>
      <text:p text:style-name="P12"><text:s/>* <text:span text:style-name="T1">@return</text:span> integer $fileInode</text:p>
      <text:p text:style-name="P12"><text:s/>* <text:span text:style-name="T1">@throws</text:span> Library\FileIO\Exception</text:p>
      <text:p text:style-name="P12"><text:s/>*/</text:p>
      <text:p text:style-name="P12">public function getInode()</text:p>
      <text:p text:style-name="P12">{</text:p>
      <text:p text:style-name="P12"><text:tab/>if (! $inode = @fileinode($this-&gt;fileName))</text:p>
      <text:p text:style-name="P12"><text:tab/>{</text:p>
      <text:p text:style-name="P12"><text:tab/><text:tab/>throw new Exception(Error::code('FileInodeError'));</text:p>
      <text:p text:style-name="P12"><text:tab/>}</text:p>
      <text:p text:style-name="P12"/>
      <text:p text:style-name="P12"><text:tab/>return $inode;</text:p>
      <text:p text:style-name="P12">}</text:p>
      <text:p text:style-name="Method_20_Body"/>
      <text:p text:style-name="Method_20_Body">The <text:span text:style-name="Class_20_Variables">getInode</text:span> method of the <text:span text:style-name="Class_20_Variables">$fileIO</text:span> class variable is called and an integer representing the file's inode value is returned.</text:p>
      <text:p text:style-name="Method_20_Body"/>
      <text:p text:style-name="Method_20_Body"/>
      <text:h text:style-name="P21" text:outline-level="5"><text:bookmark-start text:name="getLinkTarget"/>getLinkTarget<text:bookmark-end text:name="getLinkTarget"/></text:h>
      <text:p text:style-name="Method_20_Body"/>
      <text:p text:style-name="Method_20_Body">Return the target of a filesystem link.</text:p>
      <text:p text:style-name="Method_20_Body"/>
      <text:p text:style-name="P12">/**</text:p>
      <text:p text:style-name="P12"><text:s/>* getLinkTarget</text:p>
      <text:p text:style-name="P12"><text:s/>*</text:p>
      <text:p text:style-name="P12"><text:s/>* Get the target of a filesystem link.</text:p>
      <text:p text:style-name="P12"><text:s/>* <text:span text:style-name="T1">@return</text:span> string $linkTarget</text:p>
      <text:p text:style-name="P12"><text:s/>* <text:span text:style-name="T1">@throws</text:span> Library\FileIO\Exception</text:p>
      <text:p text:style-name="P12"><text:s/>*/</text:p>
      <text:p text:style-name="P12">public function getLinkTarget()</text:p>
      <text:p text:style-name="P12">{</text:p>
      <text:p text:style-name="P12"><text:tab/>return $this-&gt;fileIO-&gt;getLinkTarget();</text:p>
      <text:p text:style-name="P12">}</text:p>
      <text:p text:style-name="Method_20_Body"/>
      <text:p text:style-name="Method_20_Body">The <text:span text:style-name="Class_20_Variables">getLinkTarget</text:span> method of the <text:span text:style-name="Class_20_Variables">$fileIO</text:span> class variable is called and a string representing the target of the current file link is returned..</text:p>
      <text:p text:style-name="Method_20_Body"/>
      <text:p text:style-name="Method_20_Body"/>
      <text:h text:style-name="P21" text:outline-level="5"><text:bookmark-start text:name="getMTime"/>getMTime<text:bookmark-end text:name="getMTime"/></text:h>
      <text:p text:style-name="Method_20_Body"/>
      <text:p text:style-name="Method_20_Body">Return the file's last modified time.</text:p>
      <text:p text:style-name="Method_20_Body"/>
      <text:p text:style-name="P12">/**</text:p>
      <text:p text:style-name="P12"><text:s/>* getMTime</text:p>
      <text:p text:style-name="P12"><text:s/>*</text:p>
      <text:p text:style-name="P12"><text:s/>* Gets the last modified time</text:p>
      <text:p text:style-name="P12"><text:s/>* <text:span text:style-name="T1">@return</text:span> int $modifiedTime</text:p>
      <text:p text:style-name="P12"><text:s/>* <text:span text:style-name="T1">@throws</text:span> Library\FileIO\Exception, \Exception</text:p>
      <text:p text:style-name="P12"><text:s/>*/</text:p>
      <text:p text:style-name="P12">public function getMTime()</text:p>
      <text:p text:style-name="P12">{</text:p>
      <text:p text:style-name="P12"><text:tab/>return $this-&gt;fileIO-&gt;getMTime();</text:p>
      <text:p text:style-name="P12">}</text:p>
      <text:p text:style-name="P12"/>
      <text:p text:style-name="Method_20_Body">The <text:span text:style-name="Class_20_Variables">getMTime</text:span> method of the <text:span text:style-name="Class_20_Variables">$fileIO</text:span> class variable is called and an integer representing a <text:span text:style-name="T1">Unix</text:span> timestamp is returned.</text:p>
      <text:p text:style-name="Method_20_Body"/>
      <text:p text:style-name="Method_20_Body"/>
      <text:h text:style-name="P21" text:outline-level="5"><text:bookmark-start text:name="getOwner"/>getOwner<text:bookmark-end text:name="getOwner"/></text:h>
      <text:p text:style-name="Method_20_Body"/>
      <text:p text:style-name="Method_20_Body">Return the owner-id of the current file.</text:p>
      <text:p text:style-name="Method_20_Body"/>
      <text:p text:style-name="P12">/**</text:p>
      <text:p text:style-name="P12"><text:s/>* getOwner</text:p>
      <text:p text:style-name="P12"><text:s/>*</text:p>
      <text:p text:style-name="P12"><text:s/>* get the id of the file owner</text:p>
      <text:p text:style-name="P12"><text:s/>* <text:span text:style-name="T1">@return</text:span> integer $fileOwner</text:p>
      <text:p text:style-name="P12"><text:s/>* <text:span text:style-name="T1">@throws</text:span> Library\FileIO\Exception</text:p>
      <text:p text:style-name="P12"><text:s/>*/</text:p>
      <text:p text:style-name="P12">public function getOwner()</text:p>
      <text:p text:style-name="P12">{</text:p>
      <text:p text:style-name="Method_20_Code_20_Listing"><text:span text:style-name="T20"><text:tab/></text:span><text:span text:style-name="T17">return $this-&gt;fileIO-&gt;getOwner();</text:span></text:p>
      <text:p text:style-name="P12">}</text:p>
      <text:p text:style-name="Method_20_Body"/>
      <text:p text:style-name="Method_20_Body">The <text:span text:style-name="Class_20_Variables">getOwner</text:span> method of the <text:span text:style-name="Class_20_Variables">$fileIO</text:span> class variable is called and the <text:span text:style-name="Class_20_Variables"><text:span text:style-name="T29">owner-id</text:span></text:span> of the current file is returned as an integer value.</text:p>
      <text:p text:style-name="Method_20_Body"/>
      <text:p text:style-name="Method_20_Body"/>
      <text:h text:style-name="P21" text:outline-level="5"><text:bookmark-start text:name="getPath"/>getPath<text:bookmark-end text:name="getPath"/></text:h>
      <text:p text:style-name="Method_20_Body"/>
      <text:p text:style-name="Method_20_Body">Get the path to the current file.</text:p>
      <text:p text:style-name="Method_20_Body"/>
      <text:p text:style-name="P12">/**</text:p>
      <text:p text:style-name="P12"><text:s/>* getPath</text:p>
      <text:p text:style-name="P12"><text:s/>*</text:p>
      <text:p text:style-name="P12"><text:s/>* get path to the file (directory structure only)</text:p>
      <text:p text:style-name="P12"><text:s/>* <text:span text:style-name="T1">@return</text:span> string $path</text:p>
      <text:p text:style-name="P12"><text:s/>*/</text:p>
      <text:p text:style-name="P12">public function getPath()</text:p>
      <text:p text:style-name="P12">{</text:p>
      <text:p text:style-name="P12"><text:tab/>return $this-&gt;fileIO-&gt;getPath();</text:p>
      <text:p text:style-name="P12">}</text:p>
      <text:p text:style-name="Method_20_Body"/>
      <text:p text:style-name="P5">The <text:span text:style-name="Class_20_Variables">getPath</text:span> method of the <text:span text:style-name="Class_20_Variables">$fileIO</text:span> class variable is called and the result is returned.</text:p>
      <text:p text:style-name="Method_20_Body"/>
      <text:p text:style-name="Method_20_Body"/>
      <text:h text:style-name="P21" text:outline-level="5"><text:bookmark-start text:name="getPathInfo"/>getPathInfo<text:bookmark-end text:name="getPathInfo"/></text:h>
      <text:p text:style-name="Method_20_Body"/>
      <text:p text:style-name="Method_20_Body">Return a new adapter class instance for the current file path.</text:p>
      <text:p text:style-name="Method_20_Body"/>
      <text:p text:style-name="P12">/**</text:p>
      <text:p text:style-name="P12"><text:s/>* getPathInfo</text:p>
      <text:p text:style-name="P12"><text:s/>*</text:p>
      <text:p text:style-name="P12"><text:s/>* Gets a FileInfo object for the path.</text:p>
      <text:p text:style-name="P14"><text:s/>* <text:span text:style-name="T1">@param</text:span> string $className = (optional) derived class name, </text:p>
      <text:p text:style-name="P14"><text:s/>* <text:s text:c="28"/>null to use FileIO\FileInfo</text:p>
      <text:p text:style-name="P12"><text:s/>* <text:span text:style-name="T1">@return</text:span> object $fileInfo</text:p>
      <text:p text:style-name="P12"><text:s/>*/</text:p>
      <text:p text:style-name="P12">public function getPathInfo($className=null)</text:p>
      <text:p text:style-name="P12">{</text:p>
      <text:p text:style-name="P12"><text:tab/>return $this-&gt;fileIO-&gt;getPathInfo($className);</text:p>
      <text:p text:style-name="P12">}</text:p>
      <text:p text:style-name="Method_20_Body"/>
      <text:p text:style-name="Method_20_Body">The <text:span text:style-name="Class_20_Variables">getPathInfo</text:span> method of the <text:span text:style-name="Class_20_Variables">$fileIO</text:span> class variable is called and a reference to the new class instance is returned.</text:p>
      <text:p text:style-name="Method_20_Body"/>
      <text:p text:style-name="Method_20_Body"/>
      <text:h text:style-name="P21" text:outline-level="5"><text:bookmark-start text:name="getPathName"/>getPathName<text:bookmark-end text:name="getPathName"/></text:h>
      <text:p text:style-name="Method_20_Body"/>
      <text:p text:style-name="Method_20_Body">Returns the path name of the current file.</text:p>
      <text:p text:style-name="Method_20_Body"/>
      <text:p text:style-name="P12">/**</text:p>
      <text:p text:style-name="P12"><text:s/>* getPathname</text:p>
      <text:p text:style-name="P12"><text:s/>*</text:p>
      <text:p text:style-name="P12"><text:s/>* get path name of the file</text:p>
      <text:p text:style-name="P12"><text:s/>* <text:span text:style-name="T1">@return</text:span> string $pathName</text:p>
      <text:p text:style-name="P12"><text:s/>*/</text:p>
      <text:p text:style-name="P12">public function getPathname()</text:p>
      <text:p text:style-name="P12">{</text:p>
      <text:p text:style-name="P12"><text:tab/>return $this-&gt;fileIO-&gt;getPathname();</text:p>
      <text:p text:style-name="P12">}</text:p>
      <text:p text:style-name="Method_20_Body"/>
      <text:p text:style-name="Method_20_Body">The <text:span text:style-name="Class_20_Variables">getPathName</text:span> method of the <text:span text:style-name="Class_20_Variables">$fileIO</text:span> class variable is called and the path to the file name in the <text:span text:style-name="Class_20_Variables">$fileName</text:span> class variable is returned.</text:p>
      <text:p text:style-name="Method_20_Body"/>
      <text:p text:style-name="Method_20_Body"/>
      <text:p text:style-name="Method_20_Body"/>
      <text:h text:style-name="P21" text:outline-level="5"><text:bookmark-start text:name="getPerms"/>getPerms<text:bookmark-end text:name="getPerms"/></text:h>
      <text:p text:style-name="Method_20_Body"/>
      <text:p text:style-name="Method_20_Body">Return the file permissions.</text:p>
      <text:p text:style-name="Method_20_Body"/>
      <text:p text:style-name="P12">/**</text:p>
      <text:p text:style-name="P12"><text:s/>* getPerms</text:p>
      <text:p text:style-name="P12"><text:s/>*</text:p>
      <text:p text:style-name="P12"><text:s/>* get file permissions</text:p>
      <text:p text:style-name="P12"><text:s/>* <text:span text:style-name="T1">@return</text:span> integer $permissions</text:p>
      <text:p text:style-name="P12"><text:s/>* <text:span text:style-name="T1">@throws</text:span> Library\FileIO\Exception</text:p>
      <text:p text:style-name="P12"><text:s/>*/</text:p>
      <text:p text:style-name="P12">public function getPerms()</text:p>
      <text:p text:style-name="P12">{</text:p>
      <text:p text:style-name="P12"><text:tab/>return $this-&gt;fileIO-&gt;getPerms();</text:p>
      <text:p text:style-name="P12">}</text:p>
      <text:p text:style-name="P12"/>
      <text:p text:style-name="Method_20_Body">The <text:span text:style-name="Class_20_Variables">getPerms</text:span> method of the <text:span text:style-name="Class_20_Variables">$fileIO</text:span> class variable is called and an integer containing the current file permissions is returned.</text:p>
      <text:p text:style-name="Method_20_Body"/>
      <text:p text:style-name="Method_20_Body"/>
      <text:h text:style-name="P21" text:outline-level="5"><text:bookmark-start text:name="getRealPath"/>getRealPath<text:bookmark-end text:name="getRealPath"/></text:h>
      <text:p text:style-name="Method_20_Body"/>
      <text:p text:style-name="Method_20_Body">Returns the real path (absolute path name) of the current file.</text:p>
      <text:p text:style-name="Method_20_Body"/>
      <text:p text:style-name="P12">/**</text:p>
      <text:p text:style-name="P12"><text:s/>* getRealPath</text:p>
      <text:p text:style-name="P12"><text:s/>*</text:p>
      <text:p text:style-name="P12"><text:s/>* get real path name of the file</text:p>
      <text:p text:style-name="P12"><text:s/>* <text:span text:style-name="T1">@return</text:span> string $pathName</text:p>
      <text:p text:style-name="P12"><text:s/>* <text:span text:style-name="T1">@throws</text:span> Library\FileIO\Exception</text:p>
      <text:p text:style-name="P12"><text:s/>*/</text:p>
      <text:p text:style-name="P12">public function getRealPath()</text:p>
      <text:p text:style-name="P12">{</text:p>
      <text:p text:style-name="P12"><text:tab/>return $this-&gt;fileIO-&gt;getRealPath();</text:p>
      <text:p text:style-name="P12">}</text:p>
      <text:p text:style-name="Method_20_Body"/>
      <text:p text:style-name="Method_20_Body">The <text:span text:style-name="Class_20_Variables">getRealPath</text:span> method of the <text:span text:style-name="Class_20_Variables">$fileIO</text:span> class variable is called and the path to the current file is returned.</text:p>
      <text:p text:style-name="Method_20_Body"/>
      <text:p text:style-name="Method_20_Body"/>
      <text:h text:style-name="P21" text:outline-level="5"><text:bookmark-start text:name="getSize"/>getSize<text:bookmark-end text:name="getSize"/></text:h>
      <text:p text:style-name="Method_20_Body"/>
      <text:p text:style-name="Method_20_Body">Returns the file size.</text:p>
      <text:p text:style-name="Method_20_Body"/>
      <text:p text:style-name="P12">/**</text:p>
      <text:p text:style-name="P12"><text:s/>* getSize</text:p>
      <text:p text:style-name="P12"><text:s/>*</text:p>
      <text:p text:style-name="P12"><text:s/>* get file size</text:p>
      <text:p text:style-name="P12"><text:s/>* <text:span text:style-name="T1">@return</text:span> integer $fileSize</text:p>
      <text:p text:style-name="P12"><text:s/>* <text:span text:style-name="T1">@throws</text:span> Library\FileIO\Exception</text:p>
      <text:p text:style-name="P12"><text:s/>*/</text:p>
      <text:p text:style-name="P12">public function getSize()</text:p>
      <text:p text:style-name="P12">{</text:p>
      <text:p text:style-name="P12"><text:tab/>return $this-&gt;fileIO-&gt;getSize();</text:p>
      <text:p text:style-name="P12">}</text:p>
      <text:p text:style-name="Method_20_Body"/>
      <text:p text:style-name="Method_20_Body">The <text:span text:style-name="Class_20_Variables">getSize</text:span> method of the <text:span text:style-name="Class_20_Variables">$fileIO</text:span> class variable is called and an integer containing the file size is returned.</text:p>
      <text:p text:style-name="Method_20_Body"/>
      <text:h text:style-name="P21" text:outline-level="5"><text:bookmark-start text:name="getType"/>getType<text:bookmark-end text:name="getType"/></text:h>
      <text:p text:style-name="Method_20_Body"/>
      <text:p text:style-name="Method_20_Body">Return the type of the current file<text:span text:style-name="T14">.</text:span></text:p>
      <text:p text:style-name="Method_20_Body"/>
      <text:p text:style-name="P12">/**</text:p>
      <text:p text:style-name="P12"><text:s/>* getType</text:p>
      <text:p text:style-name="P12"><text:s/>*</text:p>
      <text:p text:style-name="P12"><text:s/>* get file type</text:p>
      <text:p text:style-name="P12"><text:s/>* <text:span text:style-name="T1">@return</text:span> string $fileType</text:p>
      <text:p text:style-name="P12"><text:s/>* <text:span text:style-name="T1">@throws</text:span> Library\FileIO\Exception</text:p>
      <text:p text:style-name="P12"><text:s/>*/</text:p>
      <text:p text:style-name="P12">public function getType()</text:p>
      <text:p text:style-name="P12">{</text:p>
      <text:p text:style-name="P12"><text:tab/>return $this-&gt;fileIO-&gt;getType();</text:p>
      <text:p text:style-name="P12">}</text:p>
      <text:p text:style-name="P7"/>
      <text:p text:style-name="Method_20_Body">The <text:span text:style-name="Class_20_Variables">getType</text:span> method of the <text:span text:style-name="Class_20_Variables">$fileIO</text:span> class variable is called and a string containing the file type<text:span text:style-name="T4"> (</text:span><text:span text:style-name="T13">fifo</text:span><text:span text:style-name="T14">, </text:span><text:span text:style-name="T13">char</text:span><text:span text:style-name="T14">, </text:span><text:span text:style-name="T13">dir</text:span><text:span text:style-name="T14">, </text:span><text:span text:style-name="T13">block</text:span><text:span text:style-name="T14">, </text:span><text:span text:style-name="T13">link</text:span><text:span text:style-name="T14">, </text:span><text:span text:style-name="T13">file</text:span><text:span text:style-name="T14">, </text:span><text:span text:style-name="T13">socket </text:span><text:span text:style-name="T15">or</text:span><text:span text:style-name="T14"> </text:span><text:span text:style-name="T13">unknown</text:span><text:span text:style-name="T14">)</text:span> is returned.</text:p>
      <text:p text:style-name="Method_20_Body"/>
      <text:p text:style-name="Method_20_Body"/>
      <text:h text:style-name="P21" text:outline-level="5"><text:bookmark-start text:name="isDir"/>isDir<text:bookmark-end text:name="isDir"/></text:h>
      <text:p text:style-name="Method_20_Body"/>
      <text:p text:style-name="Method_20_Body">Returns true if the current file is a directory.</text:p>
      <text:p text:style-name="Method_20_Body"/>
      <text:p text:style-name="P12">/**</text:p>
      <text:p text:style-name="P12"><text:s/>* isDir</text:p>
      <text:p text:style-name="P12"><text:s/>*</text:p>
      <text:p text:style-name="P12"><text:s/>* returns true if the file is a directory</text:p>
      <text:p text:style-name="P12"><text:s/>* <text:span text:style-name="T1">@return</text:span> boolean $directory = true if directory, false if not</text:p>
      <text:p text:style-name="P12"><text:s/>*/</text:p>
      <text:p text:style-name="P12">public function isDir()</text:p>
      <text:p text:style-name="P12">{</text:p>
      <text:p text:style-name="P12"><text:tab/>return $this-&gt;fileIO-&gt;isDir();</text:p>
      <text:p text:style-name="P12">}</text:p>
      <text:p text:style-name="P7"/>
      <text:p text:style-name="Method_20_Body">The <text:span text:style-name="Class_20_Variables">isDir</text:span> method of the <text:span text:style-name="Class_20_Variables">$fileIO</text:span> class variable is called and the boolean result is returned.</text:p>
      <text:p text:style-name="Method_20_Body"/>
      <text:p text:style-name="Method_20_Body"/>
      <text:h text:style-name="P21" text:outline-level="5"><text:bookmark-start text:name="isExecuteable"/>isExecuteable<text:bookmark-end text:name="isExecuteable"/></text:h>
      <text:p text:style-name="Method_20_Body"/>
      <text:p text:style-name="Method_20_Body">Returns true if the file is executable.</text:p>
      <text:p text:style-name="Method_20_Body"/>
      <text:p text:style-name="P12">/**</text:p>
      <text:p text:style-name="P12"><text:s/>* isExecutable</text:p>
      <text:p text:style-name="P12"><text:s/>*</text:p>
      <text:p text:style-name="P12"><text:s/>* returns true if the file is executable</text:p>
      <text:p text:style-name="P12"><text:s/>* <text:span text:style-name="T1">@return</text:span> boolean $executable = true if executable, false if not</text:p>
      <text:p text:style-name="P12"><text:s/>*/</text:p>
      <text:p text:style-name="P12">public function isExecutable()</text:p>
      <text:p text:style-name="P12">{</text:p>
      <text:p text:style-name="P12"><text:tab/>return $this-&gt;fileIO-&gt;isExecutable();</text:p>
      <text:p text:style-name="P12">}</text:p>
      <text:p text:style-name="P7"/>
      <text:p text:style-name="Method_20_Body">The <text:span text:style-name="Class_20_Variables">isExecutable</text:span> method of the <text:span text:style-name="Class_20_Variables">$fileIO</text:span> class variable is called and the boolean result is returned.</text:p>
      <text:p text:style-name="Method_20_Body"/>
      <text:p text:style-name="Method_20_Body"/>
      <text:h text:style-name="P21" text:outline-level="5"><text:bookmark-start text:name="isFile"/>isFile<text:bookmark-end text:name="isFile"/></text:h>
      <text:p text:style-name="Method_20_Body"/>
      <text:p text:style-name="Method_20_Body">Returns true if the file is a regular file.</text:p>
      <text:p text:style-name="Method_20_Body"/>
      <text:p text:style-name="P12">/**</text:p>
      <text:p text:style-name="P12"><text:s/>* isFile</text:p>
      <text:p text:style-name="P12"><text:s/>*</text:p>
      <text:p text:style-name="P12"><text:s/>* returns true if the file is a regular file</text:p>
      <text:p text:style-name="P12"><text:s/>* <text:span text:style-name="T1">@return</text:span> boolean $file = true if a regular file, false if not</text:p>
      <text:p text:style-name="P12"><text:s/>*/</text:p>
      <text:p text:style-name="P12">public function isFile()</text:p>
      <text:p text:style-name="P12">{</text:p>
      <text:p text:style-name="P12"><text:tab/>return $this-&gt;fileIO-&gt;isFile();</text:p>
      <text:p text:style-name="P12">}</text:p>
      <text:p text:style-name="P7"/>
      <text:p text:style-name="P5">The <text:span text:style-name="Class_20_Variables">isFile</text:span> method of the <text:span text:style-name="Class_20_Variables">$fileIO</text:span> class variable is called and the boolean result is returned.</text:p>
      <text:p text:style-name="P5"/>
      <text:p text:style-name="P5"/>
      <text:p text:style-name="Method_20_Body"/>
      <text:h text:style-name="P21" text:outline-level="5"><text:bookmark-start text:name="isLink"/>isLink<text:bookmark-end text:name="isLink"/></text:h>
      <text:p text:style-name="Method_20_Body"/>
      <text:p text:style-name="Method_20_Body">Returns true if the file is a linked file.</text:p>
      <text:p text:style-name="Method_20_Body"/>
      <text:p text:style-name="P12">/**</text:p>
      <text:p text:style-name="P12"><text:s/>* isLink</text:p>
      <text:p text:style-name="P12"><text:s/>*</text:p>
      <text:p text:style-name="P12"><text:s/>* returns true if the file is a linked file</text:p>
      <text:p text:style-name="P12"><text:s/>* <text:span text:style-name="T1">@return</text:span> boolean $linked = true if a linked file, false if not</text:p>
      <text:p text:style-name="P12"><text:s/>*/</text:p>
      <text:p text:style-name="P12">public function isLink()</text:p>
      <text:p text:style-name="P12">{</text:p>
      <text:p text:style-name="P12"><text:tab/>return $this-&gt;fileIO-&gt;isLink();</text:p>
      <text:p text:style-name="P12">}</text:p>
      <text:p text:style-name="Method_20_Body"/>
      <text:p text:style-name="Method_20_Body">The <text:span text:style-name="Class_20_Variables">isLink</text:span> method of the <text:span text:style-name="Class_20_Variables">$fileIO</text:span> class variable is called and the boolean result is returned.</text:p>
      <text:p text:style-name="Method_20_Body"/>
      <text:p text:style-name="Method_20_Body"/>
      <text:p text:style-name="Method_20_Body"/>
      <text:h text:style-name="P21" text:outline-level="5"><text:bookmark-start text:name="isReadable"/>isReadable<text:bookmark-end text:name="isReadable"/></text:h>
      <text:p text:style-name="Method_20_Body"/>
      <text:p text:style-name="Method_20_Body">Returns true if the file is readable.</text:p>
      <text:p text:style-name="Method_20_Body"/>
      <text:p text:style-name="P13">/**</text:p>
      <text:p text:style-name="P13"><text:s/>* isReadable</text:p>
      <text:p text:style-name="P13"><text:s/>*</text:p>
      <text:p text:style-name="P13"><text:s/>* returns true if the file is readable</text:p>
      <text:p text:style-name="P13"><text:s/>* <text:span text:style-name="T1">@return</text:span> boolean $readable = true if readable, false if not</text:p>
      <text:p text:style-name="P13"><text:s/>*/</text:p>
      <text:p text:style-name="P13">public function isReadable()</text:p>
      <text:p text:style-name="P13">{</text:p>
      <text:p text:style-name="P12"><text:tab/>return $this-&gt;fileIO-&gt;isReadable();</text:p>
      <text:p text:style-name="P13">}</text:p>
      <text:p text:style-name="Method_20_Body"/>
      <text:p text:style-name="Method_20_Body">The <text:span text:style-name="Class_20_Variables">isReadable</text:span> method of the <text:span text:style-name="Class_20_Variables">$fileIO</text:span> class variable is called and the boolean result is returned.</text:p>
      <text:p text:style-name="Method_20_Body"/>
      <text:p text:style-name="Method_20_Body"/>
      <text:h text:style-name="P21" text:outline-level="5"><text:bookmark-start text:name="isWriteable"/>isWriteable<text:bookmark-end text:name="isWriteable"/></text:h>
      <text:p text:style-name="Method_20_Body"/>
      <text:p text:style-name="Method_20_Body">Returns true if the file is writeable.</text:p>
      <text:p text:style-name="Method_20_Body"/>
      <text:p text:style-name="P13">/**</text:p>
      <text:p text:style-name="P13"><text:s/>* is Writable</text:p>
      <text:p text:style-name="P13"><text:s/>*</text:p>
      <text:p text:style-name="P13"><text:s/>* returns true if the file is writeable</text:p>
      <text:p text:style-name="P13"><text:s/>* <text:span text:style-name="T1">@return</text:span> boolean $writeable = true if writeable, false if not</text:p>
      <text:p text:style-name="P13"><text:s/>*/</text:p>
      <text:p text:style-name="P13">public function isWritable()</text:p>
      <text:p text:style-name="P13">{</text:p>
      <text:p text:style-name="P12"><text:tab/>return $this-&gt;fileIO-&gt;isWritable();</text:p>
      <text:p text:style-name="P13">}</text:p>
      <text:p text:style-name="Method_20_Body"/>
      <text:p text:style-name="Method_20_Body">The <text:span text:style-name="Class_20_Variables">isWritable</text:span> method of the <text:span text:style-name="Class_20_Variables">$fileIO</text:span> class variable is called and the boolean result is returned.</text:p>
      <text:p text:style-name="Method_20_Body"/>
      <text:p text:style-name="Method_20_Body"/>
      <text:p text:style-name="Method_20_Body"/>
      <text:p text:style-name="Method_20_Body"/>
      <text:p text:style-name="Method_20_Body"/>
      <text:h text:style-name="P21" text:outline-level="5"><text:bookmark-start text:name="openFile"/>openFile<text:bookmark-end text:name="openFile"/></text:h>
      <text:p text:style-name="Method_20_Body"/>
      <text:p text:style-name="Method_20_Body">Open the file by creating a FileIO\FileObject class derived instance for the file named in the $fileName class variable.</text:p>
      <text:p text:style-name="Method_20_Body"/>
      <text:p text:style-name="P12">/**</text:p>
      <text:p text:style-name="P12"><text:s/>* openFile</text:p>
      <text:p text:style-name="P12"><text:s/>*</text:p>
      <text:p text:style-name="P12"><text:s/>* open the file by creating a FileIO object</text:p>
      <text:p text:style-name="P12"><text:s/>* <text:span text:style-name="T1">@param</text:span> string $mode = (optional) file open mode (default = 'r')</text:p>
      <text:p text:style-name="P14"><text:s/>* <text:span text:style-name="T1">@param</text:span> boolean $useIncludePath = (optional) true = search include path for file,</text:p>
      <text:p text:style-name="P14"><text:s/>* <text:tab/><text:tab/><text:tab/><text:tab/><text:tab/><text:tab/> <text:s text:c="4"/>false = don't</text:p>
      <text:p text:style-name="P12"><text:s/>* <text:span text:style-name="T1">@param</text:span> resource $context = (optional) stream context</text:p>
      <text:p text:style-name="P12"><text:s/>* <text:span text:style-name="T1">@return</text:span> FileIO $object</text:p>
      <text:p text:style-name="P12"><text:s/>* <text:span text:style-name="T1">@throws</text:span> Library\FileIO\Exception, \Exception</text:p>
      <text:p text:style-name="P12"><text:s/>*/</text:p>
      <text:p text:style-name="P12">public function openFile($mode='r', $useIncludePath=false, $context=null)</text:p>
      <text:p text:style-name="P12">{</text:p>
      <text:p text:style-name="P12"><text:tab/>return $this-&gt;fileIO-&gt;openFile($mode, $useIncludePath, $context);</text:p>
      <text:p text:style-name="P12">}</text:p>
      <text:p text:style-name="Method_20_Body"/>
      <text:p text:style-name="Method_20_Body">The <text:span text:style-name="Class_20_Variables">openFile</text:span> method expects three, optional parameter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Parameter</text:p>
          </table:table-cell>
          <table:table-cell table:style-name="Table3.B1" office:value-type="string">
            <text:p text:style-name="P8">Description</text:p>
          </table:table-cell>
        </table:table-row>
        <table:table-row>
          <table:table-cell table:style-name="Table3.A2" office:value-type="string">
            <text:p text:style-name="P10">$mode</text:p>
          </table:table-cell>
          <table:table-cell table:style-name="Table3.B2" office:value-type="string">
            <text:p text:style-name="Method_20_Table_20_Description">File open mode, default = 'r'.</text:p>
          </table:table-cell>
        </table:table-row>
        <table:table-row>
          <table:table-cell table:style-name="Table3.A2" office:value-type="string">
            <text:p text:style-name="P10">$useIncludePath</text:p>
          </table:table-cell>
          <table:table-cell table:style-name="Table3.B2" office:value-type="string">
            <text:p text:style-name="Method_20_Table_20_Description">True to search include path for the file if it is not found in the normal search path.</text:p>
          </table:table-cell>
        </table:table-row>
        <table:table-row>
          <table:table-cell table:style-name="Table3.A2" office:value-type="string">
            <text:p text:style-name="P10">$context</text:p>
          </table:table-cell>
          <table:table-cell table:style-name="Table3.B2" office:value-type="string">
            <text:p text:style-name="Method_20_Table_20_Description">A stream context resource.</text:p>
          </table:table-cell>
        </table:table-row>
      </table:table>
      <text:p text:style-name="Method_20_Body"/>
      <text:p text:style-name="Method_20_Body">The <text:span text:style-name="Class_20_Variables">openFile </text:span><text:span text:style-name="Class_20_Variables"><text:span text:style-name="T6">method</text:span></text:span> of the <text:span text:style-name="Class_20_Variables">$fileIO</text:span> class variable is passed the parameters and the resulting object variable is returned.</text:p>
      <text:p text:style-name="Method_20_Body"/>
      <text:p text:style-name="Method_20_Body">If an error occurs when creating the new class instance, a <text:span text:style-name="Class_20_Variables">FileIO\Exception</text:span> is thrown.</text:p>
      <text:p text:style-name="Method_20_Body"/>
      <text:p text:style-name="Method_20_Body"/>
      <text:h text:style-name="P21" text:outline-level="5"><text:bookmark-start text:name="setFileClass"/>setFileClass<text:bookmark-end text:name="setFileClass"/></text:h>
      <text:p text:style-name="Method_20_Body"/>
      <text:p text:style-name="Method_20_Body">Set the class name used by the <text:span text:style-name="Class_20_Variables">openFile</text:span> method when creating a new adapter class instance.</text:p>
      <text:p text:style-name="Method_20_Body"/>
      <text:p text:style-name="P12">/**</text:p>
      <text:p text:style-name="P12"><text:s/>* setFileClass</text:p>
      <text:p text:style-name="P12"><text:s/>*</text:p>
      <text:p text:style-name="P12"><text:s/>* set the class name used by openFile when creating a FileIO object</text:p>
      <text:p text:style-name="P12"><text:s/>* <text:span text:style-name="T1">@param</text:span> string $className = FileIO derived class</text:p>
      <text:p text:style-name="P12"><text:s/>*/</text:p>
      <text:p text:style-name="P12">public function setFileClass($className)</text:p>
      <text:p text:style-name="P12">{</text:p>
      <text:p text:style-name="P12"><text:tab/>return $this-&gt;fileIO-&gt;setFileClass($className);</text:p>
      <text:p text:style-name="P12">}</text:p>
      <text:p text:style-name="Method_20_Body"/>
      <text:p text:style-name="Method_20_Body">The <text:span text:style-name="Class_20_Variables">setFileClass</text:span> method expects single mandatory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Parameter</text:p>
          </table:table-cell>
          <table:table-cell table:style-name="Table4.B1" office:value-type="string">
            <text:p text:style-name="P8">Description</text:p>
          </table:table-cell>
        </table:table-row>
        <table:table-row>
          <table:table-cell table:style-name="Table4.A2" office:value-type="string">
            <text:p text:style-name="P10">$className</text:p>
          </table:table-cell>
          <table:table-cell table:style-name="Table4.B2" office:value-type="string">
            <text:p text:style-name="Method_20_Table_20_Description">New adapter class name.</text:p>
          </table:table-cell>
        </table:table-row>
      </table:table>
      <text:p text:style-name="Method_20_Body"/>
      <text:p text:style-name="Method_20_Body">The <text:span text:style-name="Class_20_Variables">setFileClass</text:span> method of the <text:span text:style-name="Class_20_Variables">$fileIO</text:span> class variable is passed the <text:span text:style-name="Class_20_Variables">$className</text:span> parameter.</text:p>
      <text:p text:style-name="Method_20_Body"/>
      <text:p text:style-name="Method_20_Body"/>
      <text:h text:style-name="P21" text:outline-level="5"><text:bookmark-start text:name="setInfoClass"/>setInfoClass<text:bookmark-end text:name="setInfoClass"/></text:h>
      <text:p text:style-name="Method_20_Body"/>
      <text:p text:style-name="Method_20_Body">Set the class name used by the <text:span text:style-name="Class_20_Variables">getFileInfo </text:span><text:s/>and <text:span text:style-name="Class_20_Variables">getPathInfo</text:span> methods when creating a new adapter class instance.</text:p>
      <text:p text:style-name="Method_20_Body"/>
      <text:p text:style-name="P12">/**</text:p>
      <text:p text:style-name="P12"><text:s/>* setInfoClass</text:p>
      <text:p text:style-name="P12"><text:s/>*</text:p>
      <text:p text:style-name="P12"><text:s/>* Set the class used with getFileInfo and getPathInfo</text:p>
      <text:p text:style-name="P12"><text:s/>* <text:span text:style-name="T1">@param</text:span> string $className = FileInfo derived class</text:p>
      <text:p text:style-name="P12"><text:s/>*/</text:p>
      <text:p text:style-name="P12">public function setInfoClass($className)</text:p>
      <text:p text:style-name="P12">{</text:p>
      <text:p text:style-name="Method_20_Code_20_Listing"><text:span text:style-name="T20"><text:tab/></text:span><text:span text:style-name="T17">$this-&gt;fileIO-&gt;setInfoClass($className);</text:span></text:p>
      <text:p text:style-name="P12">}</text:p>
      <text:p text:style-name="Method_20_Body"/>
      <text:p text:style-name="Method_20_Body">The <text:span text:style-name="Class_20_Variables">setInfoClass</text:span> method expects single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Parameter</text:p>
          </table:table-cell>
          <table:table-cell table:style-name="Table5.B1" office:value-type="string">
            <text:p text:style-name="P8">Description</text:p>
          </table:table-cell>
        </table:table-row>
        <table:table-row>
          <table:table-cell table:style-name="Table5.A2" office:value-type="string">
            <text:p text:style-name="P10">$className</text:p>
          </table:table-cell>
          <table:table-cell table:style-name="Table5.B2" office:value-type="string">
            <text:p text:style-name="Method_20_Table_20_Description">New adapter class name.</text:p>
          </table:table-cell>
        </table:table-row>
      </table:table>
      <text:p text:style-name="Method_20_Body"/>
      <text:p text:style-name="Method_20_Body">The <text:span text:style-name="Class_20_Variables">setInfoClass</text:span> method of the <text:span text:style-name="Class_20_Variables">$fileIO</text:span> class variable is passed the <text:span text:style-name="Class_20_Variables">$className</text:span> parameter.</text:p>
      <text:p text:style-name="Method_20_Body"/>
      <text:p text:style-name="Method_20_Body"/>
      <text:p text:style-name="Method_20_Body"/>
      <text:h text:style-name="P21" text:outline-level="5"><text:bookmark-start text:name="toString"/>__toString<text:bookmark-end text:name="toString"/></text:h>
      <text:p text:style-name="Method_20_Body"/>
      <text:p text:style-name="Method_20_Body">Returns the current file name.</text:p>
      <text:p text:style-name="Method_20_Body"/>
      <text:p text:style-name="P12">/**</text:p>
      <text:p text:style-name="P12"><text:s/>* __toString</text:p>
      <text:p text:style-name="P12"><text:s/>*</text:p>
      <text:p text:style-name="P12"><text:s/>* Get file name as a string</text:p>
      <text:p text:style-name="P12"><text:s/>* <text:span text:style-name="T1">@return</text:span> string $name</text:p>
      <text:p text:style-name="P12"><text:s/>*/</text:p>
      <text:p text:style-name="P12">public function __toString()</text:p>
      <text:p text:style-name="P12">{</text:p>
      <text:p text:style-name="P12"><text:tab/>return $this-&gt;fileIO-&gt;__toString();</text:p>
      <text:p text:style-name="P12">}</text:p>
      <text:p text:style-name="Method_20_Body"/>
      <text:p text:style-name="P7"/>
      <text:h text:style-name="P30" text:outline-level="3">Source Listing</text:h>
      <text:p text:style-name="Coding_20_Body"/>
      <text:p text:style-name="P16">&lt;?php</text:p>
      <text:p text:style-name="P16">namespace Library;</text:p>
      <text:p text:style-name="P16"/>
      <text:p text:style-name="P16">/*</text:p>
      <text:p text:style-name="P16"><text:s/>*<text:tab/>FileInfo is copyright © 2012. EarthWalk Software.</text:p>
      <text:p text:style-name="P16"><text:s/>* <text:tab/>Licensed under the Academic Free License version 3.0</text:p>
      <text:p text:style-name="P17"><text:s/>* <text:s text:c="4"/>Refer to the file named License.txt provided with the source, </text:p>
      <text:p text:style-name="P17"><text:s/>*<text:tab/><text:tab/>or from http://opensource.org/licenses/academic.php</text:p>
      <text:p text:style-name="P16">*/</text:p>
      <text:p text:style-name="P16">/**</text:p>
      <text:p text:style-name="P16"><text:s/>* FileInfo.</text:p>
      <text:p text:style-name="P16"><text:s/>*</text:p>
      <text:p text:style-name="P16"><text:s/>* Create the FileInfo class.</text:p>
      <text:p text:style-name="P16"><text:s/>* <text:span text:style-name="T1">@author</text:span> Jay Wheeler</text:p>
      <text:p text:style-name="P16"><text:s/>* <text:span text:style-name="T1">@version</text:span> 1.0</text:p>
      <text:p text:style-name="P16"><text:s/>* <text:span text:style-name="T1">@copyright</text:span> © 2012 EarthWalk Software.</text:p>
      <text:p text:style-name="P16"><text:s/>* <text:span text:style-name="T1">@license</text:span> Licensed under the Academic Free License version 3.0.</text:p>
      <text:p text:style-name="P16"><text:s/>* <text:span text:style-name="T1">@package</text:span> Library</text:p>
      <text:p text:style-name="P16"><text:s/>* <text:span text:style-name="T1">@subpackage</text:span> FileIO</text:p>
      <text:p text:style-name="P16"><text:s/>*/</text:p>
      <text:p text:style-name="P16">class FileInfo</text:p>
      <text:p text:style-name="P16">{</text:p>
      <text:p text:style-name="P16"><text:tab/>/**</text:p>
      <text:p text:style-name="P16"><text:tab/> * fileIO</text:p>
      <text:p text:style-name="P16"><text:tab/> *</text:p>
      <text:p text:style-name="P16"><text:tab/> * The current FileInfo class object</text:p>
      <text:p text:style-name="P16"><text:tab/> * <text:span text:style-name="T1">@var</text:span> object $fileIO</text:p>
      <text:p text:style-name="P16"><text:tab/> */</text:p>
      <text:p text:style-name="P16"><text:tab/>protected<text:tab/><text:tab/>$fileIO;</text:p>
      <text:p text:style-name="P16"/>
      <text:p text:style-name="P16"><text:tab/>/**</text:p>
      <text:p text:style-name="P16"><text:tab/> * __construct</text:p>
      <text:p text:style-name="P16"><text:tab/> *</text:p>
      <text:p text:style-name="P16"><text:tab/> * Class constructor</text:p>
      <text:p text:style-name="P17"><text:tab/> * <text:span text:style-name="T1">@param</text:span> string $adapterName = (optional) name of the FileIO adapter class to use,</text:p>
      <text:p text:style-name="P17"><text:tab/> * <text:s text:c="40"/>default = 'fileinfo'</text:p>
      <text:p text:style-name="P16"><text:tab/> * <text:span text:style-name="T1">@param</text:span> string $fileName = name of the file associated with this class instance</text:p>
      <text:p text:style-name="P16"><text:tab/> * <text:span text:style-name="T1">@throws</text:span> Library\FileIO\Exception</text:p>
      <text:p text:style-name="P16"><text:tab/> */</text:p>
      <text:p text:style-name="P16"><text:tab/>public function __construct($adapterName='fileinfo', $fileName)</text:p>
      <text:p text:style-name="P16"><text:tab/>{</text:p>
      <text:p text:style-name="P16"><text:tab/><text:tab/>$this-&gt;fileIO = FileIO\Factory::instantiateClass($adapterName, $fileName);</text:p>
      <text:p text:style-name="P16"><text:tab/> <text:s text:c="3"/><text:tab/>if (get_class($this-&gt;fileIO) </text:p>
      <text:p text:style-name="P16"><text:tab/><text:tab/><text:tab/>!== FileIO\Factory::getInstance()-&gt;className($adapter))</text:p>
      <text:p text:style-name="P16"><text:s text:c="4"/><text:tab/><text:tab/>{</text:p>
      <text:p text:style-name="P16"><text:s text:c="4"/><text:tab/><text:tab/><text:tab/>throw new Library\FileIO\Exception('FactoryInvalidInstance');</text:p>
      <text:p text:style-name="P16"><text:s text:c="4"/><text:tab/><text:tab/>}</text:p>
      <text:p text:style-name="P16"><text:tab/>}</text:p>
      <text:p text:style-name="P16"/>
      <text:p text:style-name="P16"><text:tab/>/**</text:p>
      <text:p text:style-name="P16"><text:tab/> * __destruct</text:p>
      <text:p text:style-name="P16"><text:tab/> *</text:p>
      <text:p text:style-name="P16"><text:tab/> * Class destrctor</text:p>
      <text:p text:style-name="P16"><text:tab/> */</text:p>
      <text:p text:style-name="P16"><text:tab/>public function __destruct()</text:p>
      <text:p text:style-name="P16"><text:tab/>{</text:p>
      <text:p text:style-name="P16"><text:tab/>}</text:p>
      <text:p text:style-name="P16"/>
      <text:p text:style-name="P16"/>
      <text:p text:style-name="P15"><text:tab/>/**</text:p>
      <text:p text:style-name="P16"><text:tab/> * getATime</text:p>
      <text:p text:style-name="P16"><text:tab/> *</text:p>
      <text:p text:style-name="P16"><text:tab/> * Get file last access time</text:p>
      <text:p text:style-name="P16"><text:tab/> * <text:span text:style-name="T1">@return</text:span> int $lastAccessTime</text:p>
      <text:p text:style-name="P16"><text:tab/> * <text:span text:style-name="T1">@throws</text:span> Library\FileIO\Exception</text:p>
      <text:p text:style-name="P16"><text:tab/> */</text:p>
      <text:p text:style-name="P16"><text:tab/>public function getATime()</text:p>
      <text:p text:style-name="P16"><text:tab/>{</text:p>
      <text:p text:style-name="P16"><text:tab/><text:tab/>return $this-&gt;fileIO-&gt;getATime();</text:p>
      <text:p text:style-name="P16"><text:tab/>}</text:p>
      <text:p text:style-name="P16"/>
      <text:p text:style-name="P16"><text:tab/>/**</text:p>
      <text:p text:style-name="P16"><text:tab/> * getBasename</text:p>
      <text:p text:style-name="P16"><text:tab/> *</text:p>
      <text:p text:style-name="P16"><text:tab/> * Gets the base name of the file</text:p>
      <text:p text:style-name="P17"><text:tab/> * <text:span text:style-name="T1">@param</text:span> string $suffix = (optional) suffix to delete from the basename, </text:p>
      <text:p text:style-name="P17"><text:tab/> *<text:tab/><text:tab/><text:tab/><text:tab/><text:tab/><text:tab/>null to not delete</text:p>
      <text:p text:style-name="P16"><text:tab/> * <text:span text:style-name="T1">@return</text:span> string $basename</text:p>
      <text:p text:style-name="P16"><text:tab/> */</text:p>
      <text:p text:style-name="P16"><text:tab/>public function getBasename($suffix=null)</text:p>
      <text:p text:style-name="P16"><text:tab/>{</text:p>
      <text:p text:style-name="P16"><text:tab/><text:tab/>return $this-&gt;fileIO-&gt;getBasename($suffix);</text:p>
      <text:p text:style-name="P16"><text:tab/>}</text:p>
      <text:p text:style-name="P16"/>
      <text:p text:style-name="P16"><text:tab/>/**</text:p>
      <text:p text:style-name="P16"><text:tab/> * getCTime</text:p>
      <text:p text:style-name="P16"><text:tab/> *</text:p>
      <text:p text:style-name="P16"><text:tab/> * Get the inode change time</text:p>
      <text:p text:style-name="P16"><text:tab/> * <text:span text:style-name="T1">@return</text:span> int $inodeChangeTime</text:p>
      <text:p text:style-name="P16"><text:tab/> * <text:span text:style-name="T1">@throws</text:span> Library\FileIO\Exception</text:p>
      <text:p text:style-name="P16"><text:tab/> */</text:p>
      <text:p text:style-name="P16"><text:tab/>public function getCTime()</text:p>
      <text:p text:style-name="P16"><text:tab/>{</text:p>
      <text:p text:style-name="P16"><text:tab/><text:tab/>return $this-&gt;fileIO-&gt;getCTime();</text:p>
      <text:p text:style-name="P16"><text:tab/>}</text:p>
      <text:p text:style-name="P16"/>
      <text:p text:style-name="P16"><text:tab/>/**</text:p>
      <text:p text:style-name="P16"><text:tab/> * getExtension</text:p>
      <text:p text:style-name="P16"><text:tab/> *</text:p>
      <text:p text:style-name="P16"><text:tab/> * Get the file extension - returns empty string if no extension</text:p>
      <text:p text:style-name="P16"><text:tab/> * <text:span text:style-name="T1">@return</text:span> string $extension</text:p>
      <text:p text:style-name="P16"><text:tab/> */</text:p>
      <text:p text:style-name="P16"><text:tab/>public function getExtension()</text:p>
      <text:p text:style-name="P16"><text:tab/>{</text:p>
      <text:p text:style-name="P16"><text:tab/><text:tab/>return $this-&gt;fileIO-&gt;getExtension();</text:p>
      <text:p text:style-name="P16"><text:tab/>}</text:p>
      <text:p text:style-name="P16"/>
      <text:p text:style-name="P16"><text:tab/>/**</text:p>
      <text:p text:style-name="P16"><text:tab/> * getFileInfo</text:p>
      <text:p text:style-name="P16"><text:tab/> *</text:p>
      <text:p text:style-name="P16"><text:tab/> * This method gets a FileInfo object for the referenced file</text:p>
      <text:p text:style-name="P16"><text:tab/> * <text:span text:style-name="T1">@return</text:span> FileInfo $object</text:p>
      <text:p text:style-name="P16"><text:tab/> * <text:span text:style-name="T1">@throws</text:span> Library\FileIO\Exception</text:p>
      <text:p text:style-name="P16"><text:tab/> */</text:p>
      <text:p text:style-name="P16"><text:tab/>public function getFileInfo()</text:p>
      <text:p text:style-name="P16"><text:tab/>{</text:p>
      <text:p text:style-name="P16"><text:tab/><text:tab/>return $this-&gt;fileIO-&gt;getFileInfo();</text:p>
      <text:p text:style-name="P16"><text:tab/>}</text:p>
      <text:p text:style-name="P16"/>
      <text:p text:style-name="P16"/>
      <text:p text:style-name="P15"><text:tab/>/**</text:p>
      <text:p text:style-name="P16"><text:tab/> * getFileName</text:p>
      <text:p text:style-name="P16"><text:tab/> *</text:p>
      <text:p text:style-name="P17"><text:tab/> * Get the file name without path info, </text:p>
      <text:p text:style-name="P17"><text:tab/> * <text:s text:c="4"/>returns empty string if a directory is specified</text:p>
      <text:p text:style-name="P16"><text:tab/> * <text:span text:style-name="T1">@return</text:span> string $fileName</text:p>
      <text:p text:style-name="P16"><text:tab/> * <text:span text:style-name="T1">@throws</text:span> Library\FileIO\Exception</text:p>
      <text:p text:style-name="P16"><text:tab/> */</text:p>
      <text:p text:style-name="P16"><text:tab/>public function getFileName()</text:p>
      <text:p text:style-name="P16"><text:tab/>{</text:p>
      <text:p text:style-name="P16"><text:tab/><text:tab/>return $this-&gt;fileIO-&gt;getFileName();</text:p>
      <text:p text:style-name="P16"><text:tab/>}</text:p>
      <text:p text:style-name="P16"/>
      <text:p text:style-name="P16"><text:tab/>/**</text:p>
      <text:p text:style-name="P16"><text:tab/> * getGroup</text:p>
      <text:p text:style-name="P16"><text:tab/> *</text:p>
      <text:p text:style-name="P16"><text:tab/> * Get the file group</text:p>
      <text:p text:style-name="P16"><text:tab/> * <text:span text:style-name="T1">@return</text:span> integer $fileGroup</text:p>
      <text:p text:style-name="P16"><text:tab/> * <text:span text:style-name="T1">@throws</text:span> Library\FileIO\Exception</text:p>
      <text:p text:style-name="P16"><text:tab/> */</text:p>
      <text:p text:style-name="P16"><text:tab/>public function getGroup()</text:p>
      <text:p text:style-name="P16"><text:tab/>{</text:p>
      <text:p text:style-name="P16"><text:tab/><text:tab/>return $this-&gt;fileIO-&gt;getGroup();</text:p>
      <text:p text:style-name="P16"><text:tab/>}</text:p>
      <text:p text:style-name="P16"/>
      <text:p text:style-name="P16"><text:tab/>/**</text:p>
      <text:p text:style-name="P16"><text:tab/> * getInode</text:p>
      <text:p text:style-name="P16"><text:tab/> *</text:p>
      <text:p text:style-name="P16"><text:tab/> * Get the file inode number</text:p>
      <text:p text:style-name="P16"><text:tab/> * <text:span text:style-name="T1">@return</text:span> integer $fileInode</text:p>
      <text:p text:style-name="P16"><text:tab/> * <text:span text:style-name="T1">@throws</text:span> Library\FileIO\Exception</text:p>
      <text:p text:style-name="P16"><text:tab/> */</text:p>
      <text:p text:style-name="P16"><text:tab/>public function getInode()</text:p>
      <text:p text:style-name="P16"><text:tab/>{</text:p>
      <text:p text:style-name="P16"><text:tab/><text:tab/>return $this-&gt;fileIO-&gt;getInode();</text:p>
      <text:p text:style-name="P16"><text:tab/>}</text:p>
      <text:p text:style-name="P16"/>
      <text:p text:style-name="P16"><text:tab/>/**</text:p>
      <text:p text:style-name="P16"><text:tab/> * getLinkTarget</text:p>
      <text:p text:style-name="P16"><text:tab/> *</text:p>
      <text:p text:style-name="P16"><text:tab/> * Get the target of a filesystem link.</text:p>
      <text:p text:style-name="P16"><text:tab/> * <text:span text:style-name="T1">@return</text:span> string $linkTarget</text:p>
      <text:p text:style-name="P16"><text:tab/> * <text:span text:style-name="T1">@throws</text:span> Library\FileIO\Exception</text:p>
      <text:p text:style-name="P16"><text:tab/> */</text:p>
      <text:p text:style-name="P16"><text:tab/>public function getLinkTarget()</text:p>
      <text:p text:style-name="P16"><text:tab/>{</text:p>
      <text:p text:style-name="P16"><text:tab/><text:tab/>return $this-&gt;fileIO-&gt;getLinkTarget();</text:p>
      <text:p text:style-name="P16"><text:tab/>}</text:p>
      <text:p text:style-name="P16"/>
      <text:p text:style-name="P16"><text:tab/>/**</text:p>
      <text:p text:style-name="P16"><text:tab/> * getMTime</text:p>
      <text:p text:style-name="P16"><text:tab/> *</text:p>
      <text:p text:style-name="P16"><text:tab/> * Gets the last modified time</text:p>
      <text:p text:style-name="P16"><text:tab/> * <text:span text:style-name="T1">@return</text:span> int $modifiedTime</text:p>
      <text:p text:style-name="P16"><text:tab/> * <text:span text:style-name="T1">@throws</text:span> Library\FileIO\Exception</text:p>
      <text:p text:style-name="P16"><text:tab/> */</text:p>
      <text:p text:style-name="P16"><text:tab/>public function getMTime()</text:p>
      <text:p text:style-name="P16"><text:tab/>{</text:p>
      <text:p text:style-name="P16"><text:tab/><text:tab/>return $this-&gt;fileIO-&gt;getMTime();</text:p>
      <text:p text:style-name="P16"><text:tab/>}</text:p>
      <text:p text:style-name="P16"/>
      <text:p text:style-name="P16"><text:soft-page-break/><text:tab/>/**</text:p>
      <text:p text:style-name="P16"><text:tab/> * getOwner</text:p>
      <text:p text:style-name="P16"><text:tab/> *</text:p>
      <text:p text:style-name="P16"><text:tab/> * get the id of the file owner</text:p>
      <text:p text:style-name="P16"><text:tab/> * <text:span text:style-name="T1">@return</text:span> integer $fileOwner</text:p>
      <text:p text:style-name="P16"><text:tab/> * <text:span text:style-name="T1">@throws</text:span> Library\FileIO\Exception</text:p>
      <text:p text:style-name="P16"><text:tab/> */</text:p>
      <text:p text:style-name="P16"><text:tab/>public function getOwner()</text:p>
      <text:p text:style-name="P16"><text:tab/>{</text:p>
      <text:p text:style-name="P16"><text:tab/><text:tab/>return $this-&gt;fileIO-&gt;getOwner();</text:p>
      <text:p text:style-name="P16"><text:tab/>}</text:p>
      <text:p text:style-name="P16"/>
      <text:p text:style-name="P16"><text:tab/>/**</text:p>
      <text:p text:style-name="P16"><text:tab/> * getPath</text:p>
      <text:p text:style-name="P16"><text:tab/> *</text:p>
      <text:p text:style-name="P16"><text:tab/> * get path to the file (directory structure only)</text:p>
      <text:p text:style-name="P16"><text:tab/> * <text:span text:style-name="T1">@return</text:span> string $path</text:p>
      <text:p text:style-name="P16"><text:tab/> */</text:p>
      <text:p text:style-name="P16"><text:tab/>public function getPath()</text:p>
      <text:p text:style-name="P16"><text:tab/>{</text:p>
      <text:p text:style-name="P16"><text:tab/><text:tab/>return $this-&gt;fileIO-&gt;getPath();</text:p>
      <text:p text:style-name="P16"><text:tab/>}</text:p>
      <text:p text:style-name="P16"/>
      <text:p text:style-name="P16"><text:tab/>/**</text:p>
      <text:p text:style-name="P16"><text:tab/> * getPathInfo</text:p>
      <text:p text:style-name="P16"><text:tab/> *</text:p>
      <text:p text:style-name="P16"><text:tab/> * Gets a FileInfo object for the path.</text:p>
      <text:p text:style-name="P16"><text:tab/> * <text:span text:style-name="T1">@param</text:span> string $className = SplFileInfo derived class name</text:p>
      <text:p text:style-name="P16"><text:tab/> * <text:span text:style-name="T1">@return</text:span> object $fileInfo</text:p>
      <text:p text:style-name="P16"><text:tab/> */</text:p>
      <text:p text:style-name="P16"><text:tab/>public function getPathInfo($className)</text:p>
      <text:p text:style-name="P16"><text:tab/>{</text:p>
      <text:p text:style-name="P16"><text:tab/><text:tab/>return $this-&gt;fileIO-&gt;getPathInfo($className);</text:p>
      <text:p text:style-name="P16"><text:tab/>}</text:p>
      <text:p text:style-name="P16"/>
      <text:p text:style-name="P16"><text:tab/>/**</text:p>
      <text:p text:style-name="P16"><text:tab/> * getPathname</text:p>
      <text:p text:style-name="P16"><text:tab/> *</text:p>
      <text:p text:style-name="P16"><text:tab/> * get path name of the file</text:p>
      <text:p text:style-name="P16"><text:tab/> * <text:span text:style-name="T1">@return</text:span> string $pathName</text:p>
      <text:p text:style-name="P16"><text:tab/> */</text:p>
      <text:p text:style-name="P16"><text:tab/>public function getPathname()</text:p>
      <text:p text:style-name="P16"><text:tab/>{</text:p>
      <text:p text:style-name="P16"><text:tab/><text:tab/>return $this-&gt;fileIO-&gt;getPathname();</text:p>
      <text:p text:style-name="P16"><text:tab/>}</text:p>
      <text:p text:style-name="P16"/>
      <text:p text:style-name="P16"><text:tab/>/**</text:p>
      <text:p text:style-name="P16"><text:tab/> * getPerms</text:p>
      <text:p text:style-name="P16"><text:tab/> *</text:p>
      <text:p text:style-name="P16"><text:tab/> * get file permissions</text:p>
      <text:p text:style-name="P16"><text:tab/> * <text:span text:style-name="T1">@return</text:span> integer $permissions</text:p>
      <text:p text:style-name="P16"><text:tab/> * <text:span text:style-name="T1">@throws</text:span> Library\FileIO\Exception</text:p>
      <text:p text:style-name="P16"><text:tab/> */</text:p>
      <text:p text:style-name="P16"><text:tab/>public function getPerms()</text:p>
      <text:p text:style-name="P16"><text:tab/>{</text:p>
      <text:p text:style-name="P16"><text:tab/><text:tab/>return $this-&gt;fileIO-&gt;getPerms();</text:p>
      <text:p text:style-name="P16"><text:tab/>}</text:p>
      <text:p text:style-name="P16"/>
      <text:p text:style-name="P16"/>
      <text:p text:style-name="P15"><text:tab/>/**</text:p>
      <text:p text:style-name="P16"><text:tab/> * getRealPath</text:p>
      <text:p text:style-name="P16"><text:tab/> *</text:p>
      <text:p text:style-name="P16"><text:tab/> * get real path name of the file</text:p>
      <text:p text:style-name="P16"><text:tab/> * <text:span text:style-name="T1">@return</text:span> string $pathName</text:p>
      <text:p text:style-name="P16"><text:tab/> * <text:span text:style-name="T1">@throws</text:span> Library\FileIO\Exception</text:p>
      <text:p text:style-name="P16"><text:tab/> */</text:p>
      <text:p text:style-name="P16"><text:tab/>public function getRealPath()</text:p>
      <text:p text:style-name="P16"><text:tab/>{</text:p>
      <text:p text:style-name="P16"><text:tab/><text:tab/>return $this-&gt;fileIO-&gt;getRealPath();</text:p>
      <text:p text:style-name="P16"><text:tab/>}</text:p>
      <text:p text:style-name="P16"/>
      <text:p text:style-name="P16"><text:tab/>/**</text:p>
      <text:p text:style-name="P16"><text:tab/> * getSize</text:p>
      <text:p text:style-name="P16"><text:tab/> *</text:p>
      <text:p text:style-name="P16"><text:tab/> * get file size</text:p>
      <text:p text:style-name="P16"><text:tab/> * <text:span text:style-name="T1">@return</text:span> integer $fileSize</text:p>
      <text:p text:style-name="P16"><text:tab/> * <text:span text:style-name="T1">@throws</text:span> Library\FileIO\Exception</text:p>
      <text:p text:style-name="P16"><text:tab/> */</text:p>
      <text:p text:style-name="P16"><text:tab/>public function getSize()</text:p>
      <text:p text:style-name="P16"><text:tab/>{</text:p>
      <text:p text:style-name="P16"><text:tab/><text:tab/>return $this-&gt;fileIO-&gt;getSize();</text:p>
      <text:p text:style-name="P16"><text:tab/>}</text:p>
      <text:p text:style-name="P16"/>
      <text:p text:style-name="P16"><text:tab/>/**</text:p>
      <text:p text:style-name="P16"><text:tab/> * getType</text:p>
      <text:p text:style-name="P16"><text:tab/> *</text:p>
      <text:p text:style-name="P16"><text:tab/> * get file type</text:p>
      <text:p text:style-name="P16"><text:tab/> * <text:span text:style-name="T1">@return</text:span> string $fileType</text:p>
      <text:p text:style-name="P16"><text:tab/> * <text:span text:style-name="T1">@throws</text:span> Library\FileIO\Exception</text:p>
      <text:p text:style-name="P16"><text:tab/> */</text:p>
      <text:p text:style-name="P16"><text:tab/>public function getType()</text:p>
      <text:p text:style-name="P16"><text:tab/>{</text:p>
      <text:p text:style-name="P16"><text:tab/><text:tab/>return $this-&gt;fileIO-&gt;getType();</text:p>
      <text:p text:style-name="P16"><text:tab/>}</text:p>
      <text:p text:style-name="P16"/>
      <text:p text:style-name="P16"><text:tab/>/**</text:p>
      <text:p text:style-name="P16"><text:tab/> * isDir</text:p>
      <text:p text:style-name="P16"><text:tab/> *</text:p>
      <text:p text:style-name="P16"><text:tab/> * returns true if the file is a directory</text:p>
      <text:p text:style-name="P16"><text:tab/> * <text:span text:style-name="T1">@return</text:span> boolean $directory = true if directory, false if not</text:p>
      <text:p text:style-name="P16"><text:tab/> */</text:p>
      <text:p text:style-name="P16"><text:tab/>public function isDir()</text:p>
      <text:p text:style-name="P16"><text:tab/>{</text:p>
      <text:p text:style-name="P16"><text:tab/><text:tab/>return $this-&gt;fileIO-&gt;isDir();</text:p>
      <text:p text:style-name="P16"><text:tab/>}</text:p>
      <text:p text:style-name="P16"/>
      <text:p text:style-name="P16"><text:tab/>/**</text:p>
      <text:p text:style-name="P16"><text:tab/> * isExecutable</text:p>
      <text:p text:style-name="P16"><text:tab/> *</text:p>
      <text:p text:style-name="P16"><text:tab/> * returns true if the file is executeable</text:p>
      <text:p text:style-name="P16"><text:tab/> * <text:span text:style-name="T1">@return</text:span> boolean $executeable = true if executeable, false if not</text:p>
      <text:p text:style-name="P16"><text:tab/> */</text:p>
      <text:p text:style-name="P16"><text:tab/>public function isExecutable()</text:p>
      <text:p text:style-name="P16"><text:tab/>{</text:p>
      <text:p text:style-name="P16"><text:tab/><text:tab/>return $this-&gt;fileIO-&gt;isExecutable();</text:p>
      <text:p text:style-name="P16"><text:tab/>}</text:p>
      <text:p text:style-name="P16"/>
      <text:p text:style-name="P16"/>
      <text:p text:style-name="P15"><text:tab/>/**</text:p>
      <text:p text:style-name="P16"><text:tab/> * isFile</text:p>
      <text:p text:style-name="P16"><text:tab/> *</text:p>
      <text:p text:style-name="P16"><text:tab/> * returns true if the file is a regular file</text:p>
      <text:p text:style-name="P16"><text:tab/> * <text:span text:style-name="T1">@return</text:span> boolean $file = true if a regular file, false if not</text:p>
      <text:p text:style-name="P16"><text:tab/> */</text:p>
      <text:p text:style-name="P16"><text:tab/>public function isFile()</text:p>
      <text:p text:style-name="P16"><text:tab/>{</text:p>
      <text:p text:style-name="P16"><text:tab/><text:tab/>return $this-&gt;fileIO-&gt;isFile();</text:p>
      <text:p text:style-name="P16"><text:tab/>}</text:p>
      <text:p text:style-name="P16"/>
      <text:p text:style-name="P16"><text:tab/>/**</text:p>
      <text:p text:style-name="P16"><text:tab/> * isLink</text:p>
      <text:p text:style-name="P16"><text:tab/> *</text:p>
      <text:p text:style-name="P16"><text:tab/> * returns true if the file is a linked file</text:p>
      <text:p text:style-name="P16"><text:tab/> * <text:span text:style-name="T1">@return</text:span> boolean $linked = true if a linked file, false if not</text:p>
      <text:p text:style-name="P16"><text:tab/> */</text:p>
      <text:p text:style-name="P16"><text:tab/>public function isLink()</text:p>
      <text:p text:style-name="P16"><text:tab/>{</text:p>
      <text:p text:style-name="P16"><text:tab/><text:tab/>return $this-&gt;fileIO-&gt;isLink();</text:p>
      <text:p text:style-name="P16"><text:tab/>}</text:p>
      <text:p text:style-name="P16"/>
      <text:p text:style-name="P16"><text:tab/>/**</text:p>
      <text:p text:style-name="P16"><text:tab/> * isReadable</text:p>
      <text:p text:style-name="P16"><text:tab/> *</text:p>
      <text:p text:style-name="P16"><text:tab/> * returns true if the file is readable</text:p>
      <text:p text:style-name="P16"><text:tab/> * <text:span text:style-name="T1">@return</text:span> boolean $readable = true if readable, false if not</text:p>
      <text:p text:style-name="P16"><text:tab/> */</text:p>
      <text:p text:style-name="P16"><text:tab/>public function isReadable()</text:p>
      <text:p text:style-name="P16"><text:tab/>{</text:p>
      <text:p text:style-name="P16"><text:tab/><text:tab/>return $this-&gt;fileIO-&gt;isReadable();</text:p>
      <text:p text:style-name="P16"><text:tab/>}</text:p>
      <text:p text:style-name="P16"/>
      <text:p text:style-name="P16"><text:tab/>/**</text:p>
      <text:p text:style-name="P16"><text:tab/> * isWritable</text:p>
      <text:p text:style-name="P16"><text:tab/> *</text:p>
      <text:p text:style-name="P16"><text:tab/> * returns true if the file is writeable</text:p>
      <text:p text:style-name="P16"><text:tab/> * <text:span text:style-name="T1">@return</text:span> boolean $writeable = true if writeable, false if not</text:p>
      <text:p text:style-name="P16"><text:tab/> */</text:p>
      <text:p text:style-name="P16"><text:tab/>public function isWritable()</text:p>
      <text:p text:style-name="P16"><text:tab/>{</text:p>
      <text:p text:style-name="P16"><text:tab/><text:tab/>return $this-&gt;fileIO-&gt;isWritable();</text:p>
      <text:p text:style-name="P16"><text:tab/>}</text:p>
      <text:p text:style-name="P16"/>
      <text:p text:style-name="P16"/>
      <text:p text:style-name="P15"><text:tab/>/**</text:p>
      <text:p text:style-name="P16"><text:tab/> * openFile</text:p>
      <text:p text:style-name="P16"><text:tab/> *</text:p>
      <text:p text:style-name="P16"><text:tab/> * open the file by creating a FileIO object</text:p>
      <text:p text:style-name="P16"><text:tab/> * <text:span text:style-name="T1">@param</text:span> string $mode = (optional) file open mode (default = 'r')</text:p>
      <text:p text:style-name="P17"><text:tab/> * <text:span text:style-name="T1">@param</text:span> bool $useIncludePath = (optional) true = search include path for file,</text:p>
      <text:p text:style-name="P17"><text:tab/> *<text:tab/><text:tab/><text:tab/><text:tab/><text:tab/><text:tab/> <text:s text:c="4"/>false = don't</text:p>
      <text:p text:style-name="P16"><text:tab/> * <text:span text:style-name="T1">@param</text:span> resource $context = (optional) stream context</text:p>
      <text:p text:style-name="P16"><text:tab/> * <text:span text:style-name="T1">@return</text:span> FileIO $object</text:p>
      <text:p text:style-name="P16"><text:tab/> * <text:span text:style-name="T1">@throws</text:span> Library\FileIO\Exception</text:p>
      <text:p text:style-name="P16"><text:tab/> */</text:p>
      <text:p text:style-name="P16"><text:tab/>public function openFile($mode='r', $useIncludePath=false, $context=null)</text:p>
      <text:p text:style-name="P16"><text:tab/>{</text:p>
      <text:p text:style-name="P16"><text:tab/><text:tab/>//</text:p>
      <text:p text:style-name="P16"><text:tab/><text:tab/>// the following test is a hack to make work with SplFileInfo in PHP 5.3.6</text:p>
      <text:p text:style-name="P16"><text:tab/><text:tab/>//</text:p>
      <text:p text:style-name="P16"><text:tab/><text:tab/>if ($context)</text:p>
      <text:p text:style-name="P16"><text:tab/><text:tab/>{</text:p>
      <text:p text:style-name="P16"><text:tab/><text:tab/><text:tab/>return $this-&gt;fileIO-&gt;openFile($mode, $useIncludePath, $context);</text:p>
      <text:p text:style-name="P16"><text:tab/><text:tab/>}</text:p>
      <text:p text:style-name="P16"/>
      <text:p text:style-name="P16"><text:tab/><text:tab/>return $this-&gt;fileIO-&gt;openFile($mode, $useIncludePath);</text:p>
      <text:p text:style-name="P16"><text:tab/>}</text:p>
      <text:p text:style-name="P16"/>
      <text:p text:style-name="P16"><text:tab/>/**</text:p>
      <text:p text:style-name="P16"><text:tab/> * setFileClass</text:p>
      <text:p text:style-name="P16"><text:tab/> *</text:p>
      <text:p text:style-name="P16"><text:tab/> * set the class name used by openFile when creating a FileIO object</text:p>
      <text:p text:style-name="P16"><text:tab/> * <text:span text:style-name="T1">@param</text:span> string $className = FileIO derived class</text:p>
      <text:p text:style-name="P16"><text:tab/> */</text:p>
      <text:p text:style-name="P16"><text:tab/>public function setFileClass($className)</text:p>
      <text:p text:style-name="P16"><text:tab/>{</text:p>
      <text:p text:style-name="P16"><text:tab/><text:tab/>$this-&gt;fileIO-&gt;setFileClass($className);</text:p>
      <text:p text:style-name="P16"><text:tab/>}</text:p>
      <text:p text:style-name="P16"/>
      <text:p text:style-name="P16"><text:tab/>/**</text:p>
      <text:p text:style-name="P16"><text:tab/> * setInfoClass</text:p>
      <text:p text:style-name="P16"><text:tab/> *</text:p>
      <text:p text:style-name="P16"><text:tab/> * Set the class used with getFileInfo and getPathInfo</text:p>
      <text:p text:style-name="P16"><text:tab/> * <text:span text:style-name="T1">@param</text:span> string $className = FileInfo derived class</text:p>
      <text:p text:style-name="P16"><text:tab/> */</text:p>
      <text:p text:style-name="P16"><text:tab/>public function setInfoClass($className)</text:p>
      <text:p text:style-name="P16"><text:tab/>{</text:p>
      <text:p text:style-name="P16"><text:tab/><text:tab/>$this-&gt;fileIO-&gt;setInfoClass($className);</text:p>
      <text:p text:style-name="P16"><text:tab/>}</text:p>
      <text:p text:style-name="P16"/>
      <text:p text:style-name="P16"><text:tab/>/**</text:p>
      <text:p text:style-name="P16"><text:tab/> * __toString</text:p>
      <text:p text:style-name="P16"><text:tab/> *</text:p>
      <text:p text:style-name="P16"><text:tab/> * Get file path as a string</text:p>
      <text:p text:style-name="P16"><text:tab/> * <text:span text:style-name="T1">@return</text:span> string $path</text:p>
      <text:p text:style-name="P16"><text:tab/> * <text:span text:style-name="T1">@throws</text:span> Library\FileIO\Exception</text:p>
      <text:p text:style-name="P16"><text:tab/> */</text:p>
      <text:p text:style-name="P16"><text:tab/>public function __toString()</text:p>
      <text:p text:style-name="P16"><text:tab/>{</text:p>
      <text:p text:style-name="P16"><text:tab/><text:tab/>return $this-&gt;fileIO-&gt;__toString();</text:p>
      <text:p text:style-name="P16"><text:tab/>}</text:p>
      <text:p text:style-name="P16"/>
      <text:p text:style-name="P16">}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FileInfo<text:tab/><text:tab/><text:tab/><text:tab/><text:page-number text:select-page="current">3</text:page-number><text:tab/><text:tab/><text:tab/><text:tab/><text:date style:data-style-name="N76" text:date-value="2012-07-08T19:28:48">July 8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27H04M07S</meta:editing-duration>
    <meta:editing-cycles>74</meta:editing-cycles>
    <meta:generator>OpenOffice.org/3.2$Linux OpenOffice.org_project/320m12$Build-9483</meta:generator>
    <meta:initial-creator>Jay Wheeler</meta:initial-creator>
    <dc:date>2012-07-08T19:28:48</dc:date>
    <dc:creator>Jay Wheeler</dc:creator>
    <meta:document-statistic meta:table-count="7" meta:image-count="0" meta:object-count="0" meta:page-count="39" meta:paragraph-count="884" meta:word-count="3364" meta:character-count="22400"/>
    <meta:template xlink:type="simple" xlink:actuate="onRequest" xlink:title="Class Documentation" xlink:href="../Class%20Documentation.ott" meta:date="2012-06-02T16:17:56"/>
  </office:meta>
</office:document-meta>
</file>